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03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c780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2c93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6dc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25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59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7cf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35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61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c14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12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9cb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523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6f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1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29d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2f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47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71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a93c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aa61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235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b480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03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11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1f5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b1eadd" style:font-name-asian="標楷體1"/>
    </style:style>
    <style:style style:name="T39" style:family="text">
      <style:text-properties style:font-name="標楷體1" officeooo:rsid="47608ba6" style:font-name-asian="標楷體1"/>
    </style:style>
    <style:style style:name="T40" style:family="text">
      <style:text-properties style:font-name="標楷體1" officeooo:rsid="46e26989" style:font-name-asian="標楷體1"/>
    </style:style>
    <style:style style:name="T41" style:family="text">
      <style:text-properties style:font-name="標楷體1" officeooo:rsid="472b614e" style:font-name-asian="標楷體1"/>
    </style:style>
    <style:style style:name="T42" style:family="text">
      <style:text-properties style:font-name="標楷體1" officeooo:rsid="46d7637a" style:font-name-asian="標楷體1"/>
    </style:style>
    <style:style style:name="T43" style:family="text">
      <style:text-properties style:font-name="標楷體1" officeooo:rsid="475d821f" style:font-name-asian="標楷體1"/>
    </style:style>
    <style:style style:name="T44" style:family="text">
      <style:text-properties style:font-name="標楷體1" officeooo:rsid="476b6b52" style:font-name-asian="標楷體1"/>
    </style:style>
    <style:style style:name="T45" style:family="text">
      <style:text-properties style:font-name="標楷體1" officeooo:rsid="477a8669" style:font-name-asian="標楷體1"/>
    </style:style>
    <style:style style:name="T46" style:family="text">
      <style:text-properties style:font-name="標楷體1" officeooo:rsid="477bff42" style:font-name-asian="標楷體1"/>
    </style:style>
    <style:style style:name="T47" style:family="text">
      <style:text-properties style:font-name="標楷體1" officeooo:rsid="47d1c8b5" style:font-name-asian="標楷體1"/>
    </style:style>
    <style:style style:name="T48" style:family="text">
      <style:text-properties style:font-name="標楷體1" officeooo:rsid="47d4ebf7" style:font-name-asian="標楷體1"/>
    </style:style>
    <style:style style:name="T49" style:family="text">
      <style:text-properties style:font-name="標楷體1" officeooo:rsid="482e7601" style:font-name-asian="標楷體1"/>
    </style:style>
    <style:style style:name="T50" style:family="text">
      <style:text-properties style:font-name="標楷體1" officeooo:rsid="483318c3" style:font-name-asian="標楷體1"/>
    </style:style>
    <style:style style:name="T51" style:family="text">
      <style:text-properties style:font-name="標楷體1" officeooo:rsid="4872e6fb" style:font-name-asian="標楷體1"/>
    </style:style>
    <style:style style:name="T52" style:family="text">
      <style:text-properties style:font-name="標楷體1" officeooo:rsid="45978749" style:font-name-asian="標楷體1"/>
    </style:style>
    <style:style style:name="T53" style:family="text">
      <style:text-properties style:font-name="標楷體1" officeooo:rsid="570b16fb" style:font-name-asian="標楷體1"/>
    </style:style>
    <style:style style:name="T54" style:family="text">
      <style:text-properties style:font-name="標楷體1" officeooo:rsid="5746fdfb" style:font-name-asian="標楷體1"/>
    </style:style>
    <style:style style:name="T55" style:family="text">
      <style:text-properties style:font-name="標楷體1" officeooo:rsid="5751c09b" style:font-name-asian="標楷體1"/>
    </style:style>
    <style:style style:name="T56" style:family="text">
      <style:text-properties style:font-name="標楷體1" officeooo:rsid="5757cc67" style:font-name-asian="標楷體1"/>
    </style:style>
    <style:style style:name="T57" style:family="text">
      <style:text-properties style:font-name="標楷體1" officeooo:rsid="57599cc6" style:font-name-asian="標楷體1"/>
    </style:style>
    <style:style style:name="T58" style:family="text">
      <style:text-properties style:font-name="標楷體1" officeooo:rsid="575a1395" style:font-name-asian="標楷體1"/>
    </style:style>
    <style:style style:name="T59" style:family="text">
      <style:text-properties style:font-name="標楷體1" officeooo:rsid="4221992b"/>
    </style:style>
    <style:style style:name="T60" style:family="text">
      <style:text-properties style:font-name="標楷體1" officeooo:rsid="42234cde"/>
    </style:style>
    <style:style style:name="T61" style:family="text">
      <style:text-properties style:font-name="標楷體1" officeooo:rsid="4225126e"/>
    </style:style>
    <style:style style:name="T62" style:family="text">
      <style:text-properties style:font-name="標楷體1" officeooo:rsid="42493ee6" style:font-name-asian="Liberation Serif1" style:font-name-complex="Liberation Serif1"/>
    </style:style>
    <style:style style:name="T63" style:family="text">
      <style:text-properties style:font-name="標楷體1" officeooo:rsid="42be5e76" style:font-name-asian="Liberation Serif1" style:font-name-complex="Liberation Serif1"/>
    </style:style>
    <style:style style:name="T64" style:family="text">
      <style:text-properties style:font-name="標楷體1" officeooo:rsid="421cd8e9"/>
    </style:style>
    <style:style style:name="T65" style:family="text">
      <style:text-properties style:font-name="標楷體1" officeooo:rsid="3a1d8525"/>
    </style:style>
    <style:style style:name="T66" style:family="text">
      <style:text-properties style:font-name="標楷體1" officeooo:rsid="3aaf327c"/>
    </style:style>
    <style:style style:name="T67" style:family="text">
      <style:text-properties style:font-name="標楷體1" officeooo:rsid="42bac8e3"/>
    </style:style>
    <style:style style:name="T68" style:family="text">
      <style:text-properties style:font-name="標楷體1" officeooo:rsid="42bc95a8"/>
    </style:style>
    <style:style style:name="T69" style:family="text">
      <style:text-properties style:font-name="標楷體1" officeooo:rsid="45447e11"/>
    </style:style>
    <style:style style:name="T70" style:family="text">
      <style:text-properties style:font-name="標楷體1" officeooo:rsid="454329cf"/>
    </style:style>
    <style:style style:name="T71" style:family="text">
      <style:text-properties style:font-name="標楷體1" officeooo:rsid="376c64b1"/>
    </style:style>
    <style:style style:name="T72" style:family="text">
      <style:text-properties style:font-name="標楷體1" officeooo:rsid="42b41c3d"/>
    </style:style>
    <style:style style:name="T73" style:family="text">
      <style:text-properties style:font-name="標楷體1" officeooo:rsid="42be5e76"/>
    </style:style>
    <style:style style:name="T74" style:family="text">
      <style:text-properties style:font-name="標楷體1" officeooo:rsid="42c8d3b8"/>
    </style:style>
    <style:style style:name="T75" style:family="text">
      <style:text-properties style:font-name="標楷體1" officeooo:rsid="42d30ac0"/>
    </style:style>
    <style:style style:name="T76" style:family="text">
      <style:text-properties style:font-name="標楷體1" officeooo:rsid="42d6cfcc"/>
    </style:style>
    <style:style style:name="T77" style:family="text">
      <style:text-properties style:font-name="標楷體1" officeooo:rsid="43637fbe"/>
    </style:style>
    <style:style style:name="T78" style:family="text">
      <style:text-properties style:font-name="標楷體1" officeooo:rsid="4385a6a2"/>
    </style:style>
    <style:style style:name="T79" style:family="text">
      <style:text-properties style:font-name="標楷體1" officeooo:rsid="44bf1f47"/>
    </style:style>
    <style:style style:name="T80" style:family="text">
      <style:text-properties style:font-name="標楷體1" officeooo:rsid="44d14ceb" style:font-name-asian="Arial1"/>
    </style:style>
    <style:style style:name="T81" style:family="text">
      <style:text-properties style:font-name="標楷體1" officeooo:rsid="2cd378be"/>
    </style:style>
    <style:style style:name="T82" style:family="text">
      <style:text-properties style:font-name="標楷體1" officeooo:rsid="45978749"/>
    </style:style>
    <style:style style:name="T83" style:family="text">
      <style:text-properties style:font-name="標楷體1" officeooo:rsid="45c72aca"/>
    </style:style>
    <style:style style:name="T84" style:family="text">
      <style:text-properties style:font-name="標楷體1" officeooo:rsid="45c7f829"/>
    </style:style>
    <style:style style:name="T85" style:family="text">
      <style:text-properties style:font-name="標楷體1" officeooo:rsid="4641ec5e"/>
    </style:style>
    <style:style style:name="T86" style:family="text">
      <style:text-properties style:font-name="標楷體1" officeooo:rsid="465406df"/>
    </style:style>
    <style:style style:name="T87" style:family="text">
      <style:text-properties style:font-name="標楷體1" officeooo:rsid="46693e0e"/>
    </style:style>
    <style:style style:name="T88" style:family="text">
      <style:text-properties style:font-name="標楷體1" officeooo:rsid="4681d3e2"/>
    </style:style>
    <style:style style:name="T89" style:family="text">
      <style:text-properties style:font-name="標楷體1" officeooo:rsid="46d25f31"/>
    </style:style>
    <style:style style:name="T90" style:family="text">
      <style:text-properties style:font-name="標楷體1" officeooo:rsid="46d7637a"/>
    </style:style>
    <style:style style:name="T91" style:family="text">
      <style:text-properties style:font-name="標楷體1" officeooo:rsid="46d8de55"/>
    </style:style>
    <style:style style:name="T92" style:family="text">
      <style:text-properties style:font-name="標楷體1" officeooo:rsid="46e09c3b"/>
    </style:style>
    <style:style style:name="T93" style:family="text">
      <style:text-properties style:font-name="標楷體1" officeooo:rsid="46e267aa"/>
    </style:style>
    <style:style style:name="T94" style:family="text">
      <style:text-properties style:font-name="標楷體1" officeooo:rsid="46e3c970"/>
    </style:style>
    <style:style style:name="T95" style:family="text">
      <style:text-properties style:font-name="標楷體1" officeooo:rsid="46fb2680"/>
    </style:style>
    <style:style style:name="T96" style:family="text">
      <style:text-properties style:font-name="標楷體1" officeooo:rsid="475f73db"/>
    </style:style>
    <style:style style:name="T97" style:family="text">
      <style:text-properties style:font-name="標楷體1" officeooo:rsid="46e26989"/>
    </style:style>
    <style:style style:name="T98" style:family="text">
      <style:text-properties style:font-name="標楷體1" officeooo:rsid="22455410"/>
    </style:style>
    <style:style style:name="T99" style:family="text">
      <style:text-properties style:font-name="標楷體1" officeooo:rsid="47c2fc9e"/>
    </style:style>
    <style:style style:name="T100" style:family="text">
      <style:text-properties style:font-name="標楷體1" officeooo:rsid="47c5931f"/>
    </style:style>
    <style:style style:name="T101" style:family="text">
      <style:text-properties style:font-name="標楷體1" officeooo:rsid="453d8d07"/>
    </style:style>
    <style:style style:name="T102" style:family="text">
      <style:text-properties style:font-name="標楷體1" officeooo:rsid="46b1eadd"/>
    </style:style>
    <style:style style:name="T103" style:family="text">
      <style:text-properties style:font-name="標楷體1" officeooo:rsid="46abdcb2"/>
    </style:style>
    <style:style style:name="T104" style:family="text">
      <style:text-properties style:font-name="標楷體1" officeooo:rsid="24b05b78"/>
    </style:style>
    <style:style style:name="T105" style:family="text">
      <style:text-properties style:font-name="標楷體1" officeooo:rsid="570b16fb"/>
    </style:style>
    <style:style style:name="T106" style:family="text">
      <style:text-properties style:font-name="標楷體1" officeooo:rsid="57599cc6"/>
    </style:style>
    <style:style style:name="T107" style:family="text">
      <style:text-properties style:font-name="標楷體1" officeooo:rsid="575a1395"/>
    </style:style>
    <style:style style:name="T108" style:family="text">
      <style:text-properties style:font-name="標楷體1" officeooo:rsid="57512012"/>
    </style:style>
    <style:style style:name="T109" style:family="text">
      <style:text-properties style:font-name="標楷體1" officeooo:rsid="49051ffd"/>
    </style:style>
    <style:style style:name="T110" style:family="text">
      <style:text-properties style:font-name="標楷體1" officeooo:rsid="5751c09b"/>
    </style:style>
    <style:style style:name="T111" style:family="text">
      <style:text-properties style:font-name="標楷體1" officeooo:rsid="4496e03e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style:text-underline-style="solid" style:text-underline-width="auto" style:text-underline-color="font-color" officeooo:rsid="376c64b1"/>
    </style:style>
    <style:style style:name="T114" style:family="text">
      <style:text-properties style:text-underline-style="solid" style:text-underline-width="auto" style:text-underline-color="font-color" officeooo:rsid="3a1d8525"/>
    </style:style>
    <style:style style:name="T115" style:family="text">
      <style:text-properties style:text-underline-style="solid" style:text-underline-width="auto" style:text-underline-color="font-color" officeooo:rsid="362b5268" style:font-style-complex="normal"/>
    </style:style>
    <style:style style:name="T116" style:family="text">
      <style:text-properties style:text-underline-style="solid" style:text-underline-width="auto" style:text-underline-color="font-color" officeooo:rsid="49051ffd" style:font-name-asian="標楷體1"/>
    </style:style>
    <style:style style:name="T117" style:family="text">
      <style:text-properties officeooo:rsid="4221992b"/>
    </style:style>
    <style:style style:name="T118" style:family="text">
      <style:text-properties officeooo:rsid="42234cde"/>
    </style:style>
    <style:style style:name="T119" style:family="text">
      <style:text-properties officeooo:rsid="4225126e"/>
    </style:style>
    <style:style style:name="T120" style:family="text">
      <style:text-properties style:font-name-asian="標楷體1"/>
    </style:style>
    <style:style style:name="T121" style:family="text">
      <style:text-properties officeooo:rsid="42234cde" style:font-name-asian="標楷體1"/>
    </style:style>
    <style:style style:name="T122" style:family="text">
      <style:text-properties officeooo:rsid="49051ffd" style:font-name-asian="標楷體1"/>
    </style:style>
    <style:style style:name="T123" style:family="text">
      <style:text-properties style:text-position="sub 58%" style:font-name="標楷體1" officeooo:rsid="42493ee6" style:font-name-asian="標楷體1"/>
    </style:style>
    <style:style style:name="T124" style:family="text">
      <style:text-properties style:text-position="sub 58%" style:font-name="標楷體1" officeooo:rsid="46e26989" style:font-name-asian="標楷體1"/>
    </style:style>
    <style:style style:name="T125" style:family="text">
      <style:text-properties style:text-position="sub 58%" style:font-name="標楷體1" officeooo:rsid="46e267aa"/>
    </style:style>
    <style:style style:name="T126" style:family="text">
      <style:text-properties officeooo:rsid="3449857d"/>
    </style:style>
    <style:style style:name="T127" style:family="text">
      <style:text-properties officeooo:rsid="3fa4dedd"/>
    </style:style>
    <style:style style:name="T128" style:family="text">
      <style:text-properties style:text-position="super 58%" style:font-name="標楷體1" officeooo:rsid="426bace9" style:font-name-asian="標楷體1"/>
    </style:style>
    <style:style style:name="T129" style:family="text">
      <style:text-properties style:text-position="super 58%" style:font-name="標楷體1" officeooo:rsid="426f2d04" style:font-name-asian="標楷體1"/>
    </style:style>
    <style:style style:name="T130" style:family="text">
      <style:text-properties style:text-position="super 58%" style:font-name="標楷體1" officeooo:rsid="4270ff38" style:font-name-asian="標楷體1"/>
    </style:style>
    <style:style style:name="T131" style:family="text">
      <style:text-properties style:text-position="super 58%" style:font-name="標楷體1" officeooo:rsid="4361d16b" style:font-name-asian="標楷體1"/>
    </style:style>
    <style:style style:name="T132" style:family="text">
      <style:text-properties style:text-position="super 58%" style:font-name="標楷體1" officeooo:rsid="42d6cfcc"/>
    </style:style>
    <style:style style:name="T133" style:family="text">
      <style:text-properties officeooo:rsid="427ba8d0"/>
    </style:style>
    <style:style style:name="T134" style:family="text">
      <style:text-properties fo:color="#333333"/>
    </style:style>
    <style:style style:name="T135" style:family="text">
      <style:text-properties fo:color="#333333" style:font-name="標楷體1"/>
    </style:style>
    <style:style style:name="T136" style:family="text">
      <style:text-properties fo:color="#333333" style:font-name="標楷體1" officeooo:rsid="42bc95a8"/>
    </style:style>
    <style:style style:name="T137" style:family="text">
      <style:text-properties fo:color="#333333" style:font-name="標楷體1" officeooo:rsid="42b41c3d"/>
    </style:style>
    <style:style style:name="T138" style:family="text">
      <style:text-properties fo:color="#333333" style:font-name="標楷體1" style:font-name-asian="標楷體1"/>
    </style:style>
    <style:style style:name="T139" style:family="text">
      <style:text-properties fo:color="#333333" style:font-name="標楷體1" officeooo:rsid="42d30ac0" style:font-name-asian="標楷體1"/>
    </style:style>
    <style:style style:name="T140" style:family="text">
      <style:text-properties fo:color="#333333" style:font-name="標楷體1" officeooo:rsid="3a1d8525"/>
    </style:style>
    <style:style style:name="T141" style:family="text">
      <style:text-properties fo:color="#333333" style:font-name="標楷體1" officeooo:rsid="3aaf327c"/>
    </style:style>
    <style:style style:name="T142" style:family="text">
      <style:text-properties fo:color="#333333" style:font-name="標楷體1" officeooo:rsid="2cd378be"/>
    </style:style>
    <style:style style:name="T143" style:family="text">
      <style:text-properties fo:color="#333333" officeooo:rsid="42c8d3b8"/>
    </style:style>
    <style:style style:name="T144" style:family="text">
      <style:text-properties fo:color="#333333" officeooo:rsid="427ba8d0"/>
    </style:style>
    <style:style style:name="T145" style:family="text">
      <style:text-properties fo:color="#333333" officeooo:rsid="478f7ab1"/>
    </style:style>
    <style:style style:name="T146" style:family="text">
      <style:text-properties officeooo:rsid="42c8d3b8"/>
    </style:style>
    <style:style style:name="T147" style:family="text">
      <style:text-properties style:font-name-asian="Arial1"/>
    </style:style>
    <style:style style:name="T148" style:family="text">
      <style:text-properties officeooo:rsid="42c8d3b8" style:font-name-asian="Arial1"/>
    </style:style>
    <style:style style:name="T149" style:family="text">
      <style:text-properties officeooo:rsid="4464623a" style:font-name-asian="Arial1"/>
    </style:style>
    <style:style style:name="T150" style:family="text">
      <style:text-properties officeooo:rsid="43eabf1b" style:font-name-asian="Arial1"/>
    </style:style>
    <style:style style:name="T151" style:family="text">
      <style:text-properties officeooo:rsid="445002a3" style:font-name-asian="Arial1"/>
    </style:style>
    <style:style style:name="T152" style:family="text">
      <style:text-properties officeooo:rsid="427ba8d0" style:font-name-asian="Arial1"/>
    </style:style>
    <style:style style:name="T153" style:family="text">
      <style:text-properties officeooo:rsid="42234cde" style:font-name-asian="Arial1"/>
    </style:style>
    <style:style style:name="T154" style:family="text">
      <style:text-properties officeooo:rsid="46bdeef0" style:font-name-asian="Arial1"/>
    </style:style>
    <style:style style:name="T155" style:family="text">
      <style:text-properties officeooo:rsid="45989cf2" style:font-name-asian="Arial1"/>
    </style:style>
    <style:style style:name="T156" style:family="text">
      <style:text-properties officeooo:rsid="478f7ab1" style:font-name-asian="Arial1"/>
    </style:style>
    <style:style style:name="T157" style:family="text">
      <style:text-properties officeooo:rsid="4817fd6a" style:font-name-asian="Arial1"/>
    </style:style>
    <style:style style:name="T158" style:family="text">
      <style:text-properties officeooo:rsid="4872e6fb" style:font-name-asian="Arial1"/>
    </style:style>
    <style:style style:name="T159" style:family="text">
      <style:text-properties officeooo:rsid="459c109b" style:font-name-asian="Arial1"/>
    </style:style>
    <style:style style:name="T160" style:family="text">
      <style:text-properties officeooo:rsid="42d30ac0"/>
    </style:style>
    <style:style style:name="T161" style:family="text">
      <style:text-properties officeooo:rsid="42d6cfcc"/>
    </style:style>
    <style:style style:name="T162" style:family="text">
      <style:text-properties officeooo:rsid="376c64b1"/>
    </style:style>
    <style:style style:name="T163" style:family="text">
      <style:text-properties officeooo:rsid="4464623a"/>
    </style:style>
    <style:style style:name="T164" style:family="text">
      <style:text-properties officeooo:rsid="2f7a955a"/>
    </style:style>
    <style:style style:name="T165" style:family="text">
      <style:text-properties officeooo:rsid="434c128f"/>
    </style:style>
    <style:style style:name="T166" style:family="text">
      <style:text-properties officeooo:rsid="4361d16b"/>
    </style:style>
    <style:style style:name="T167" style:family="text">
      <style:text-properties officeooo:rsid="43637fbe"/>
    </style:style>
    <style:style style:name="T168" style:family="text">
      <style:text-properties officeooo:rsid="4700735c"/>
    </style:style>
    <style:style style:name="T169" style:family="text">
      <style:text-properties officeooo:rsid="4385a6a2"/>
    </style:style>
    <style:style style:name="T170" style:family="text">
      <style:text-properties officeooo:rsid="4392cd62"/>
    </style:style>
    <style:style style:name="T171" style:family="text">
      <style:text-properties officeooo:rsid="43b78088"/>
    </style:style>
    <style:style style:name="T172" style:family="text">
      <style:text-properties officeooo:rsid="43c9b62e"/>
    </style:style>
    <style:style style:name="T173" style:family="text">
      <style:text-properties fo:color="#1c1c1c"/>
    </style:style>
    <style:style style:name="T174" style:family="text">
      <style:text-properties fo:color="#1c1c1c" officeooo:rsid="42c8d3b8" style:font-name-asian="Arial1"/>
    </style:style>
    <style:style style:name="T175" style:family="text">
      <style:text-properties fo:color="#1c1c1c" officeooo:rsid="4489482f"/>
    </style:style>
    <style:style style:name="T176" style:family="text">
      <style:text-properties fo:color="#1c1c1c" style:font-name="標楷體1" officeooo:rsid="4489482f" style:font-name-asian="標楷體1"/>
    </style:style>
    <style:style style:name="T177" style:family="text">
      <style:text-properties officeooo:rsid="43eabf1b"/>
    </style:style>
    <style:style style:name="T178" style:family="text">
      <style:text-properties officeooo:rsid="445002a3"/>
    </style:style>
    <style:style style:name="T179" style:family="text">
      <style:text-properties officeooo:rsid="446015ad"/>
    </style:style>
    <style:style style:name="T180" style:family="text">
      <style:text-properties officeooo:rsid="4489482f"/>
    </style:style>
    <style:style style:name="T181" style:family="text">
      <style:text-properties officeooo:rsid="449e7479"/>
    </style:style>
    <style:style style:name="T182" style:family="text">
      <style:text-properties officeooo:rsid="44ab302c"/>
    </style:style>
    <style:style style:name="T183" style:family="text">
      <style:text-properties officeooo:rsid="44b62b8d"/>
    </style:style>
    <style:style style:name="T184" style:family="text">
      <style:text-properties style:font-name="Liberation Serif1" officeooo:rsid="44e71008" style:font-name-asian="Liberation Serif1" style:font-name-complex="Liberation Serif1"/>
    </style:style>
    <style:style style:name="T185" style:family="text">
      <style:text-properties style:font-name="Liberation Serif1" officeooo:rsid="575a1395" style:font-name-asian="Liberation Serif1" style:font-name-complex="Liberation Serif1"/>
    </style:style>
    <style:style style:name="T186" style:family="text">
      <style:text-properties fo:color="#010101" style:font-name="標楷體1" style:font-name-asian="標楷體1"/>
    </style:style>
    <style:style style:name="T187" style:family="text">
      <style:text-properties fo:color="#010101" style:font-name="標楷體1" officeooo:rsid="455fca7d" style:font-name-asian="標楷體1"/>
    </style:style>
    <style:style style:name="T188" style:family="text">
      <style:text-properties fo:color="#010101" style:font-name="標楷體1" officeooo:rsid="3fa4dedd" style:font-name-asian="標楷體1"/>
    </style:style>
    <style:style style:name="T189" style:family="text">
      <style:text-properties fo:color="#010101" style:font-name="標楷體1" fo:font-size="12pt" style:font-name-asian="標楷體1" style:font-size-asian="12pt" style:font-size-complex="12pt"/>
    </style:style>
    <style:style style:name="T190" style:family="text">
      <style:text-properties officeooo:rsid="45978749"/>
    </style:style>
    <style:style style:name="T191" style:family="text">
      <style:text-properties officeooo:rsid="459c109b"/>
    </style:style>
    <style:style style:name="T192" style:family="text">
      <style:text-properties officeooo:rsid="45c72aca"/>
    </style:style>
    <style:style style:name="T193" style:family="text">
      <style:text-properties officeooo:rsid="45c7f829"/>
    </style:style>
    <style:style style:name="T194" style:family="text">
      <style:text-properties officeooo:rsid="4621a9bc"/>
    </style:style>
    <style:style style:name="T195" style:family="text">
      <style:text-properties style:font-name="標楷體" officeooo:rsid="4681d3e2" style:font-name-asian="標楷體1"/>
    </style:style>
    <style:style style:name="T196" style:family="text">
      <style:text-properties officeooo:rsid="2b6f314a"/>
    </style:style>
    <style:style style:name="T197" style:family="text">
      <style:text-properties officeooo:rsid="463786db"/>
    </style:style>
    <style:style style:name="T198" style:family="text">
      <style:text-properties officeooo:rsid="362b5268"/>
    </style:style>
    <style:style style:name="T199" style:family="text">
      <style:text-properties officeooo:rsid="465406df"/>
    </style:style>
    <style:style style:name="T200" style:family="text">
      <style:text-properties officeooo:rsid="46693e0e"/>
    </style:style>
    <style:style style:name="T201" style:family="text">
      <style:text-properties officeooo:rsid="4681d3e2"/>
    </style:style>
    <style:style style:name="T202" style:family="text">
      <style:text-properties officeooo:rsid="4689ee6d"/>
    </style:style>
    <style:style style:name="T203" style:family="text">
      <style:text-properties officeooo:rsid="46a8e745"/>
    </style:style>
    <style:style style:name="T204" style:family="text">
      <style:text-properties officeooo:rsid="46abdcb2"/>
    </style:style>
    <style:style style:name="T205" style:family="text">
      <style:text-properties officeooo:rsid="46bdeef0"/>
    </style:style>
    <style:style style:name="T206" style:family="text">
      <style:text-properties officeooo:rsid="46d7637a"/>
    </style:style>
    <style:style style:name="T207" style:family="text">
      <style:text-properties officeooo:rsid="45989cf2"/>
    </style:style>
    <style:style style:name="T208" style:family="text">
      <style:text-properties officeooo:rsid="478f7ab1"/>
    </style:style>
    <style:style style:name="T209" style:family="text">
      <style:text-properties officeooo:rsid="47905443"/>
    </style:style>
    <style:style style:name="T210" style:family="text">
      <style:text-properties officeooo:rsid="47d56670"/>
    </style:style>
    <style:style style:name="T211" style:family="text">
      <style:text-properties officeooo:rsid="4817fd6a"/>
    </style:style>
    <style:style style:name="T212" style:family="text">
      <style:text-properties officeooo:rsid="482e7601"/>
    </style:style>
    <style:style style:name="T213" style:family="text">
      <style:text-properties officeooo:rsid="4872e6f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43734273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112">新生之書</text:span>的 <text:span text:style-name="T112">肉質層、意識層</text:span> 文件群的 <text:span text:style-name="T112">光、力</text:span>）。</text:p>
            </text:list-item>
            <text:list-item>
              <text:p text:style-name="P39">已知，<text:span text:style-name="T2">F = m * a</text:span>。</text:p>
              <text:list>
                <text:list-item>
                  <text:p text:style-name="P39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40">已知<text:span text:style-name="T1">，P = F</text:span><text:span text:style-name="T64"> * t</text:span>。</text:p>
                      <text:list>
                        <text:list-item>
                          <text:p text:style-name="P40"><text:span text:style-name="T1">P = 某一特定時段的 力的 總和</text:span>。</text:p>
                        </text:list-item>
                        <text:list-item>
                          <text:p text:style-name="P41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59">v = S / t</text:span><text:span text:style-name="T117">。</text:span></text:p>
                    </text:list-item>
                    <text:list-item>
                      <text:p text:style-name="P42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28">2</text:span>。</text:p>
                            </text:list-item>
                            <text:list-item>
                              <text:p text:style-name="P43"><text:span text:style-name="T4">W</text:span><text:span text:style-name="T1"> *</text:span><text:span text:style-name="T4"> </text:span><text:span text:style-name="T3">t</text:span><text:span text:style-name="T128">2</text:span><text:span text:style-name="T4"> </text:span><text:span text:style-name="T1">= </text:span><text:span text:style-name="T2">m</text:span><text:span text:style-name="T1"> * S</text:span><text:span text:style-name="T128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29">n</text:span><text:span text:style-name="T4">）</text:span><text:span text:style-name="T1">*</text:span><text:span text:style-name="T4"> </text:span><text:span text:style-name="T3">t</text:span><text:span text:style-name="T129">n</text:span><text:span text:style-name="T130">+1</text:span><text:span text:style-name="T4"> </text:span><text:span text:style-name="T1">=</text:span><text:span text:style-name="T3"> </text:span><text:span text:style-name="T2">m</text:span><text:span text:style-name="T1"> * S</text:span><text:span text:style-name="T129">n</text:span><text:span text:style-name="T130">+1</text:span>。</text:p>
                          <text:list>
                            <text:list-item>
                              <text:p text:style-name="P44"><text:span text:style-name="T4">（</text:span><text:span text:style-name="T1">P * </text:span><text:span text:style-name="T3">v</text:span><text:span text:style-name="T129">n</text:span><text:span text:style-name="T4">）</text:span><text:span text:style-name="T1">*</text:span><text:span text:style-name="T4"> </text:span><text:span text:style-name="T3">t</text:span><text:span text:style-name="T129">n</text:span><text:span text:style-name="T130">+1</text:span><text:span text:style-name="T4"> </text:span><text:span text:style-name="T1">=</text:span><text:span text:style-name="T3"> </text:span><text:span text:style-name="T2">m</text:span><text:span text:style-name="T1"> * S</text:span><text:span text:style-name="T129">n</text:span><text:span text:style-name="T130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5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人類 會產生 次聲波、聲音。</text:p>
              <text:list>
                <text:list-item>
                  <text:p text:style-name="P46">人類 會產生 次聲波、聲音 <text:span text:style-name="T153">↔</text:span><text:span text:style-name="T118"> 人類 會</text:span>產生<text:span text:style-name="T118"> 紅外線、電磁波。</text:span></text:p>
                  <text:list>
                    <text:list-item>
                      <text:p text:style-name="P46">人類 會產生 力 <text:span text:style-name="T153">↔</text:span><text:span text:style-name="T118"> 人類 會</text:span>產生<text:span text:style-name="T118"> 光</text:span>。</text:p>
                    </text:list-item>
                  </text:list>
                </text:list-item>
                <text:list-item>
                  <text:p text:style-name="P47">個體 有機率（同時）產生 聲音、重力波、電磁波。</text:p>
                </text:list-item>
                <text:list-item>
                  <text:p text:style-name="P47">個體 有機率（同時）產生 第<text:span text:style-name="T61">a</text:span><text:span text:style-name="T119">層級宗態譜</text:span>。</text:p>
                </text:list-item>
                <text:list-item>
                  <text:p text:style-name="P47">個體 有機率（同時）產生 <text:span text:style-name="T1">&lt;?</text:span><text:span text:style-name="T60">a&gt;個體。</text:span></text:p>
                  <text:list>
                    <text:list-item>
                      <text:p text:style-name="P310"><text:span text:style-name="T5">&lt;?</text:span><text:span text:style-name="T6">b</text:span><text:span text:style-name="T5">&gt;個體（本身）（存在、變化）有機率</text:span><text:span text:style-name="T120">（同時）</text:span><text:span text:style-name="T5">產生 &lt;?a&gt;個體</text:span><text:span text:style-name="T121">。</text:span></text:p>
                      <text:list>
                        <text:list-item>
                          <text:p text:style-name="P311"><text:span text:style-name="T7">n</text:span><text:span text:style-name="T123">a</text:span><text:span text:style-name="T7"> </text:span><text:span text:style-name="T62">≥</text:span><text:span text:style-name="T7"> a、</text:span><text:span text:style-name="T8">b</text:span><text:span text:style-name="T7"> </text:span><text:span text:style-name="T62">≥</text:span><text:span text:style-name="T7"> u</text:span><text:span text:style-name="T123">a</text:span><text:span text:style-name="T121">。</text:span></text:p>
                        </text:list-item>
                      </text:list>
                    </text:list-item>
                    <text:list-item>
                      <text:p text:style-name="P46">明顯例子，人類（本身）（存在、變化）會（同時）產生 光、力。</text:p>
                      <text:list>
                        <text:list-item>
                          <text:p text:style-name="P46">明顯例子，人類 存在。</text:p>
                          <text:list>
                            <text:list-item>
                              <text:p text:style-name="P48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6">明顯例子，人類 講話。</text:p>
                          <text:list>
                            <text:list-item>
                              <text:p text:style-name="P49"><text:span text:style-name="T118">人類 會</text:span>（同時）<text:span text:style-name="T118">說出 聲音、重力波、電磁波。</text:span></text:p>
                              <text:list>
                                <text:list-item>
                                  <text:p text:style-name="P49">說出 聲音 的 明顯例子，聲帶的 力變化 作用在 空氣，產生 聲音。</text:p>
                                </text:list-item>
                                <text:list-item>
                                  <text:p text:style-name="P50">說出 重力波 的 明顯例子，聲帶的 力變化 作用在 空間，產生 重力波。</text:p>
                                </text:list-item>
                                <text:list-item>
                                  <text:p text:style-name="P49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明顯例子，假定，人類 在 大氣存活、大海游泳、地面走動、打開門窗、甩動繩子。</text:p>
                  <text:list>
                    <text:list-item>
                      <text:p text:style-name="P52">人類 會（全方位、同心圓型）產生 聲音、電磁波、<text:span text:style-name="T1">&lt;?</text:span><text:span text:style-name="T60">a&gt;個體</text:span>。</text:p>
                      <text:list>
                        <text:list-item>
                          <text:p text:style-name="P52">同心圓 不是 同心的 正圓。</text:p>
                        </text:list-item>
                        <text:list-item>
                          <text:p text:style-name="P52">同心圓 是 同心的 圓。</text:p>
                          <text:list>
                            <text:list-item>
                              <text:p text:style-name="P52">圓心、出發點 相同。</text:p>
                            </text:list-item>
                            <text:list-item>
                              <text:p text:style-name="P52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bookmark-start text:name="重力"/>重力<text:bookmark-end text:name="重力"/></text:p>
          <text:list>
            <text:list-item>
              <text:p text:style-name="P54"><text:span text:style-name="T127">（人類 認定的）</text:span>重力子 <text:span text:style-name="T126">是</text:span> <text:span text:style-name="T1">&lt;?3</text:span><text:span text:style-name="T60">&gt;個體</text:span>。</text:p>
              <text:list>
                <text:list-item>
                  <text:p text:style-name="P54"><text:span text:style-name="T127">（人類 認定的）</text:span>重力子 <text:span text:style-name="T126">是</text:span> <text:span text:style-name="T1">&lt;?3</text:span><text:span text:style-name="T60">&gt;粒子（群）</text:span>、<text:span text:style-name="T1">&lt;?3</text:span><text:span text:style-name="T60">&gt;個體（群）</text:span>、第<text:span text:style-name="T1">3</text:span><text:span text:style-name="T119">層級宗態譜</text:span><text:span text:style-name="T60">（群）</text:span>。</text:p>
                </text:list-item>
              </text:list>
            </text:list-item>
          </text:list>
        </text:list-item>
        <text:list-item>
          <text:p text:style-name="P54"><text:bookmark-start text:name="冷次定律"/>冷次定律<text:bookmark-end text:name="冷次定律"/></text:p>
          <text:list>
            <text:list-item>
              <text:p text:style-name="P54">摩擦光。</text:p>
              <text:list>
                <text:list-item>
                  <text:p text:style-name="P54">摩擦光公式 <text:span text:style-name="T152">↔</text:span><text:span text:style-name="T133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4">在 不同的 溫度，光譜線 不同。</text:p>
              <text:list>
                <text:list-item>
                  <text:p text:style-name="P54">明顯例子，不同溫度的 氫原子 吸收 不同（頻率）的 光，形成 光譜線。</text:p>
                </text:list-item>
                <text:list-item>
                  <text:p text:style-name="P54">明顯例子，已知，太陽光 有 光譜線。</text:p>
                  <text:list>
                    <text:list-item>
                      <text:p text:style-name="P54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112">世界學</text:span> 文件群的 <text:span text:style-name="T112">宏觀世界、古典世界、微觀世界</text:span>）</text:p>
            </text:list-item>
            <text:list-item>
              <text:p text:style-name="P3"><text:span text:style-name="T134">（光的）</text:span>光譜線 <text:span text:style-name="T152">↔</text:span><text:span text:style-name="T144">（聲音</text:span><text:span text:style-name="T142">的）</text:span><text:span text:style-name="T81">頻譜圖</text:span>。</text:p>
              <text:list>
                <text:list-item>
                  <text:p text:style-name="P55">聲音 的 明顯例子，敲擊杯子、震動聲帶 發出的 聲音。</text:p>
                </text:list-item>
                <text:list-item>
                  <text:p text:style-name="P56">明顯例子，杯子、玻璃杯。</text:p>
                  <text:list>
                    <text:list-item>
                      <text:p text:style-name="P57">（使用 某一特定力）敲擊一次 杯子。</text:p>
                      <text:list>
                        <text:list-item>
                          <text:p text:style-name="P58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57">假定，使用 不同強度的 力，敲擊一次 杯子。</text:p>
                      <text:list>
                        <text:list-item>
                          <text:p text:style-name="P59">頻譜圖群的 頻率分佈相同、強度不同。</text:p>
                          <text:list>
                            <text:list-item>
                              <text:p text:style-name="P60">明顯例子，假定，使用<text:span text:style-name="T4"> </text:span><text:span text:style-name="T26">1牛</text:span><text:span text:style-name="T192">頓的力，敲擊一次 杯子。</text:span></text:p>
                              <text:list>
                                <text:list-item>
                                  <text:p text:style-name="P61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93">。</text:span></text:p>
                                </text:list-item>
                                <text:list-item>
                                  <text:p text:style-name="P62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61">假定，使用<text:span text:style-name="T4"> </text:span><text:span text:style-name="T30">2</text:span><text:span text:style-name="T26">牛</text:span><text:span text:style-name="T192">頓的力，敲擊一次 杯子。</text:span></text:p>
                                </text:list-item>
                                <text:list-item>
                                  <text:p text:style-name="P61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63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64"><text:span text:style-name="T83">1牛</text:span><text:span text:style-name="T192">頓的力產生的</text:span>頻譜圖<text:span text:style-name="T83">、2牛</text:span><text:span text:style-name="T192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5">明顯例子，假定，使用<text:span text:style-name="T1"> </text:span><text:span text:style-name="T84">1(Hz)、</text:span><text:span text:style-name="T83">1牛</text:span><text:span text:style-name="T192">頓 的 力，</text:span>（連綿不斷）<text:span text:style-name="T192">敲擊 杯子</text:span>。</text:p>
                              <text:list>
                                <text:list-item>
                                  <text:p text:style-name="P66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7">明顯例子，假定，使用 彩虹力，敲擊一次 杯子。</text:p>
                              <text:list>
                                <text:list-item>
                                  <text:p text:style-name="P66">彩虹力 <text:span text:style-name="T154">↔</text:span><text:span text:style-name="T205"> 彩虹光</text:span>。</text:p>
                                  <text:list>
                                    <text:list-item>
                                      <text:p text:style-name="P68">彩虹力 是，在頻域是 長方形的、長方形分佈的 力。</text:p>
                                    </text:list-item>
                                    <text:list-item>
                                      <text:p text:style-name="P69">彩虹力（在 不同頻率）的 強度（都）是<text:span text:style-name="T1"> </text:span><text:span text:style-name="T94">A</text:span><text:span text:style-name="T206">（分貝）</text:span>。</text:p>
                                      <text:list>
                                        <text:list-item>
                                          <text:p text:style-name="P69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0"><text:span text:style-name="T84">該彩虹力的 1(Hz)力 被（</text:span>杯子）吸收 最多，反射、折射、透射 最少。</text:p>
                                </text:list-item>
                                <text:list-item>
                                  <text:p text:style-name="P71"><text:span text:style-name="T84">該彩虹力的 1</text:span><text:span text:style-name="T89">2</text:span><text:span text:style-name="T84">(Hz)力 被（</text:span>杯子）吸收 第二多，反射、折射、透射 第二少。</text:p>
                                </text:list-item>
                                <text:list-item>
                                  <text:p text:style-name="P71"><text:span text:style-name="T84">該彩虹力的 </text:span><text:span text:style-name="T89">237</text:span><text:span text:style-name="T84">(Hz)力 被（</text:span>杯子）吸收 第三多，反射、折射、透射 第三少。</text:p>
                                </text:list-item>
                                <text:list-item>
                                  <text:p text:style-name="P72"><text:span text:style-name="T84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32">明顯例子。</text:p>
                                  <text:list>
                                    <text:list-item>
                                      <text:p text:style-name="P72">假定，該彩虹力（在 不同頻率）的 強度（都）是<text:span text:style-name="T1"> </text:span><text:span text:style-name="T94">A</text:span><text:span text:style-name="T206">（分貝）</text:span>。</text:p>
                                    </text:list-item>
                                    <text:list-item>
                                      <text:p text:style-name="P73">假定，該彩虹力（在 不同頻率）的 強度（都）是<text:span text:style-name="T1"> </text:span><text:span text:style-name="T90">10000</text:span><text:span text:style-name="T206">（分貝）</text:span>。</text:p>
                                    </text:list-item>
                                    <text:list-item>
                                      <text:p text:style-name="P74">假定，<text:span text:style-name="T84">該彩虹力的 1(Hz)力 被（</text:span>杯子）吸收 <text:span text:style-name="T93">A</text:span><text:span text:style-name="T125">1</text:span><text:span text:style-name="T206">（分貝）</text:span>。</text:p>
                                      <text:list>
                                        <text:list-item>
                                          <text:p text:style-name="P72">假定，<text:span text:style-name="T84">該彩虹力的 1(Hz)力 被（</text:span>杯子）吸收 <text:span text:style-name="T90">100</text:span><text:span text:style-name="T206">（分貝）</text:span>。</text:p>
                                        </text:list-item>
                                        <text:list-item>
                                          <text:p text:style-name="P75"><text:span text:style-name="T84">該彩虹力的 1(Hz)力 被（</text:span>杯子）反射、折射、透射 <text:span text:style-name="T91">9900</text:span><text:span text:style-name="T206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5">假定，<text:span text:style-name="T84">該彩虹力的 1</text:span><text:span text:style-name="T92">2</text:span><text:span text:style-name="T84">(Hz)力 被（</text:span>杯子）吸收<text:span text:style-name="T4"> </text:span><text:span text:style-name="T40">A</text:span><text:span text:style-name="T124">2</text:span><text:span text:style-name="T206">（分貝）</text:span>。</text:p>
                                    </text:list-item>
                                    <text:list-item>
                                      <text:p text:style-name="P76"><text:span text:style-name="T93">A</text:span><text:span text:style-name="T125">1</text:span><text:span text:style-name="T1"> </text:span><text:span text:style-name="T97">&gt; </text:span><text:span text:style-name="T40">A</text:span><text:span text:style-name="T124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34"> 某一特定頻率的 力 發生 </text:span>累積<text:span text:style-name="T134">、累加 的 </text:span>現象。</text:p>
                                  <text:list>
                                    <text:list-item>
                                      <text:p text:style-name="P77">假定，杯子 因為（該頻率的）共振 變形。</text:p>
                                      <text:list>
                                        <text:list-item>
                                          <text:p text:style-name="P77">該頻率的強度 超過 杯子的容許強度。</text:p>
                                          <text:list>
                                            <text:list-item>
                                              <text:p text:style-name="P77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7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7">變形 是 彈性變形、塑性變形、斷裂變形。<text:span text:style-name="T189">{斷裂變形 的 明顯例子，杯子龜裂}</text:span></text:p>
                                        </text:list-item>
                                        <text:list-item>
                                          <text:p text:style-name="P78">明顯例子，假定，杯子 在 <text:span text:style-name="T84">1(Hz)</text:span>、<text:span text:style-name="T90">10000</text:span><text:span text:style-name="T206">（分貝）會發生 </text:span>斷裂變形。</text:p>
                                          <text:list>
                                            <text:list-item>
                                              <text:p text:style-name="P79">假定，使用 <text:span text:style-name="T84">1(Hz)</text:span>、<text:span text:style-name="T90">10000</text:span><text:span text:style-name="T96">0000</text:span><text:span text:style-name="T90">(</text:span><text:span text:style-name="T42">分貝)敲</text:span><text:span text:style-name="T206">擊，杯子吸</text:span><text:span text:style-name="T42">收</text:span><text:span text:style-name="T39">6</text:span><text:span text:style-name="T96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0"><text:span text:style-name="T42">杯子</text:span>（<text:span text:style-name="T42">累積</text:span>）蘊含<text:span text:style-name="T42"> </text:span><text:span text:style-name="T84">1</text:span><text:span text:style-name="T206">（</text:span><text:span text:style-name="T84">Hz</text:span><text:span text:style-name="T206">）</text:span>、<text:span text:style-name="T39">6</text:span><text:span text:style-name="T96">0</text:span><text:span text:style-name="T42">00</text:span><text:span text:style-name="T206">（分貝）</text:span>。</text:p>
                                            </text:list-item>
                                            <text:list-item>
                                              <text:p text:style-name="P81"><text:span text:style-name="T84">1(Hz)</text:span><text:span text:style-name="T206">，</text:span><text:span text:style-name="T39">6</text:span><text:span text:style-name="T96">0</text:span><text:span text:style-name="T42">00(分貝) </text:span><text:span text:style-name="T206">&lt;</text:span><text:span text:style-name="T42"> </text:span><text:span text:style-name="T90">10000(</text:span><text:span text:style-name="T42">分貝)</text:span><text:span text:style-name="T206">，杯子 </text:span>彈性變形、塑性變形。</text:p>
                                            </text:list-item>
                                            <text:list-item>
                                              <text:p text:style-name="P82">假定，持續一段時間，杯<text:span text:style-name="T4">子(變成 累積)</text:span>蘊含 <text:span text:style-name="T84">1(Hz)</text:span>、<text:span text:style-name="T39">51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2"><text:span text:style-name="T84">1(Hz)</text:span><text:span text:style-name="T206">，</text:span><text:span text:style-name="T39">51</text:span><text:span text:style-name="T42">00(分貝) </text:span><text:span text:style-name="T206">&lt;</text:span><text:span text:style-name="T42"> </text:span><text:span text:style-name="T90">10000(</text:span><text:span text:style-name="T42">分貝)</text:span><text:span text:style-name="T206">，杯子 </text:span>彈性變形、塑性變形。</text:p>
                                            </text:list-item>
                                            <text:list-item>
                                              <text:p text:style-name="P83">假定，<text:span text:style-name="T42">再</text:span>使用<text:span text:style-name="T84">1(Hz)</text:span>、<text:span text:style-name="T90">10000</text:span><text:span text:style-name="T96">0000</text:span><text:span text:style-name="T90">(</text:span><text:span text:style-name="T42">分貝)敲</text:span><text:span text:style-name="T206">擊 杯子吸</text:span><text:span text:style-name="T42">收</text:span><text:span text:style-name="T39">6</text:span><text:span text:style-name="T96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0"><text:span text:style-name="T42">杯子</text:span>（<text:span text:style-name="T42">累積</text:span>）蘊含<text:span text:style-name="T42"> </text:span><text:span text:style-name="T84">1</text:span><text:span text:style-name="T206">（</text:span><text:span text:style-name="T84">Hz</text:span><text:span text:style-name="T206">）</text:span>、<text:span text:style-name="T44">11100</text:span><text:span text:style-name="T206">（分貝）</text:span>。</text:p>
                                            </text:list-item>
                                            <text:list-item>
                                              <text:p text:style-name="P84"><text:span text:style-name="T84">1</text:span><text:span text:style-name="T206">（</text:span><text:span text:style-name="T84">Hz</text:span><text:span text:style-name="T206">），</text:span><text:span text:style-name="T44">11100</text:span><text:span text:style-name="T206">（</text:span><text:span text:style-name="T42">分貝</text:span><text:span text:style-name="T206">）</text:span><text:span text:style-name="T42">&gt; </text:span><text:span text:style-name="T90">10000</text:span><text:span text:style-name="T206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明顯例子，使用 <text:span text:style-name="T84">1(Hz)力，敲擊一次 杯子</text:span>。</text:p>
                                      <text:list>
                                        <text:list-item>
                                          <text:p text:style-name="P85">杯子 吸收（部分的）<text:span text:style-name="T84">1(Hz)力</text:span>。</text:p>
                                          <text:list>
                                            <text:list-item>
                                              <text:p text:style-name="P85">杯子 蘊含 <text:span text:style-name="T84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6">杯子 蘊含的 <text:span text:style-name="T84">1(Hz)力(逐漸)（隨著 時間流逝）強度 變化</text:span>。</text:p>
                                          <text:list>
                                            <text:list-item>
                                              <text:p text:style-name="P87">強度<text:span text:style-name="T4">(</text:span><text:span text:style-name="T41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7">變化 的 明顯例子，降低、維持、提升。</text:p>
                                            </text:list-item>
                                            <text:list-item>
                                              <text:p text:style-name="P87">假定 變化 是 降低，反向變化 是 提升。</text:p>
                                            </text:list-item>
                                            <text:list-item>
                                              <text:p text:style-name="P88">假定 變化 是 維持，反向變化 是 維持。</text:p>
                                            </text:list-item>
                                            <text:list-item>
                                              <text:p text:style-name="P88">假定 變化 是 提升，反向變化 是 降低。</text:p>
                                            </text:list-item>
                                            <text:list-item>
                                              <text:p text:style-name="P87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9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7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7">明顯例子，<text:span text:style-name="T95">100（分貝）的力 → 12（分貝）的力</text:span>。</text:p>
                                            </text:list-item>
                                            <text:list-item>
                                              <text:p text:style-name="P90">持續降低 是 收斂。</text:p>
                                            </text:list-item>
                                            <text:list-item>
                                              <text:p text:style-name="P91">持續維持 是 共振。</text:p>
                                            </text:list-item>
                                            <text:list-item>
                                              <text:p text:style-name="P90">持續提升 是 發散。</text:p>
                                            </text:list-item>
                                            <text:list-item>
                                              <text:p text:style-name="P87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92">假定 變化是 共振，杯子 搖晃的 頻率、強度 不變。</text:p>
                                            </text:list-item>
                                            <text:list-item>
                                              <text:p text:style-name="P93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93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94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5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6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假定，使用 某一特定頻率（連綿不斷）敲擊、吹口哨、加熱冷卻 杯子。</text:p>
                      <text:list>
                        <text:list-item>
                          <text:p text:style-name="P98">杯子 有機率 龜裂、爆裂、分裂。</text:p>
                          <text:list>
                            <text:list-item>
                              <text:p text:style-name="P99">粒子群的 位移量 越共振發散<text:span text:style-name="T95"> → </text:span>杯子 越有機率 越龜裂、越爆裂、越分裂。</text:p>
                              <text:list>
                                <text:list-item>
                                  <text:p text:style-name="P99">越共振發散 是 越 同步 持續提升。</text:p>
                                </text:list-item>
                                <text:list-item>
                                  <text:p text:style-name="P100">共振發散 <text:span text:style-name="T157">↔</text:span><text:span text:style-name="T211"> </text:span><text:span text:style-name="T101">直線向前運動、弦波運動。</text:span></text:p>
                                </text:list-item>
                                <text:list-item>
                                  <text:p text:style-name="P100">共振發散 <text:span text:style-name="T157">↔</text:span><text:span text:style-name="T211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99">粒子群的 位移量 越共振共振<text:span text:style-name="T95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99">越共振收斂 是 越 同步 持續降低。</text:p>
                                </text:list-item>
                                <text:list-item>
                                  <text:p text:style-name="P102">共振共振 <text:span text:style-name="T157">↔</text:span><text:span text:style-name="T211"> </text:span><text:span text:style-name="T101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杯子 有機率 融解、融化、融合。</text:p>
                          <text:list>
                            <text:list-item>
                              <text:p text:style-name="P99">粒子群的 位移量 越共振收斂<text:span text:style-name="T95"> → </text:span>杯子 越有機率 越融解、越融化、越融合。</text:p>
                              <text:list>
                                <text:list-item>
                                  <text:p text:style-name="P99">越共振收斂 是 越 同步 持續降低。</text:p>
                                </text:list-item>
                                <text:list-item>
                                  <text:p text:style-name="P104">共振收斂 <text:span text:style-name="T157">↔</text:span><text:span text:style-name="T211"> </text:span><text:span text:style-name="T101">直線向前運動、弦波運動</text:span>。</text:p>
                                </text:list-item>
                                <text:list-item>
                                  <text:p text:style-name="P102">共振收斂 <text:span text:style-name="T157">↔</text:span><text:span text:style-name="T211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5">明顯例子，物質、粒子。</text:p>
                  <text:list>
                    <text:list-item>
                      <text:p text:style-name="P106">（使用 某一特定光）照射一次 粒子。</text:p>
                      <text:list>
                        <text:list-item>
                          <text:p text:style-name="P107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06">假定，使用 不同光強的 光，照射一次 粒子。</text:p>
                      <text:list>
                        <text:list-item>
                          <text:p text:style-name="P105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45">（杯子的）</text:span><text:span text:style-name="T208">頻譜圖</text:span> <text:span text:style-name="T156">↔</text:span><text:span text:style-name="T145">（粒子的）</text:span>光譜線 <text:span text:style-name="T156">↔</text:span><text:span text:style-name="T145">（磁鐵的）</text:span><text:span text:style-name="T208">磁</text:span>譜線。</text:p>
                  <text:list>
                    <text:list-item>
                      <text:p text:style-name="P108">磁力線 在 空間的 分佈 →<text:span text:style-name="T209">（</text:span><text:span text:style-name="T81">傅立葉轉換、某一特定轉換）</text:span>→ <text:span text:style-name="T208">磁</text:span>譜線。</text:p>
                      <text:list>
                        <text:list-item>
                          <text:p text:style-name="P109"><text:span text:style-name="T208">磁</text:span>譜線 是 磁的 頻率。</text:p>
                          <text:list>
                            <text:list-item>
                              <text:p text:style-name="P109">明顯例子，光譜線 是 光的 頻率。</text:p>
                            </text:list-item>
                          </text:list>
                        </text:list-item>
                        <text:list-item>
                          <text:p text:style-name="P110">明顯例子，長方形磁鐵。</text:p>
                          <text:list>
                            <text:list-item>
                              <text:p text:style-name="P110">假定，長方形磁鐵 橫向擺放。</text:p>
                              <text:list>
                                <text:list-item>
                                  <text:p text:style-name="P110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110">假定，長方形磁鐵的 中心位置 是<text:span text:style-name="T4"> XY坐</text:span>標系的 零點。</text:p>
                              <text:list>
                                <text:list-item>
                                  <text:p text:style-name="P110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11">空間域的數值群 →<text:span text:style-name="T209">（</text:span><text:span text:style-name="T81">傅立葉轉換、某一特定轉換）</text:span>→ <text:span text:style-name="T208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1">假定，磁力線的 磁力 固定不變。</text:p>
                      <text:list>
                        <text:list-item>
                          <text:p text:style-name="P112">一條（相同 磁力<text:span text:style-name="T4">線Y軸</text:span>距離值的）磁力線 映射到 一種頻率。</text:p>
                          <text:list>
                            <text:list-item>
                              <text:p text:style-name="P113">假定，該磁力<text:span text:style-name="T4">線Y軸</text:span>距離值<text:span text:style-name="T4"> &lt; </text:span><text:span text:style-name="T47">0</text:span>。</text:p>
                              <text:list>
                                <text:list-item>
                                  <text:p text:style-name="P114">對於 該座標系 來說，該頻率<text:span text:style-name="T4"> &lt; </text:span><text:span text:style-name="T48">0</text:span>。</text:p>
                                </text:list-item>
                                <text:list-item>
                                  <text:p text:style-name="P114">對於 該座標系 來說，該頻率 是 負頻率。</text:p>
                                  <text:list>
                                    <text:list-item>
                                      <text:p text:style-name="P114">正頻率的磁力、負頻率的磁力，相碰 →<text:span text:style-name="T210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34">群</text:span>，空間域 →（<text:span text:style-name="T81">某一特定轉換</text:span>）→<text:span text:style-name="T99"> </text:span><text:span text:style-name="T100">時域、</text:span><text:span text:style-name="T81">頻域</text:span>。</text:p>
                        </text:list-item>
                      </text:list>
                    </text:list-item>
                    <text:list-item>
                      <text:p text:style-name="P111">假定，磁力線的 磁力 週期性變化。</text:p>
                      <text:list>
                        <text:list-item>
                          <text:p text:style-name="P115">每一條磁力線 都能，時域 →（傅立葉轉換）→<text:span text:style-name="T99"> </text:span><text:span text:style-name="T81">頻域</text:span>。</text:p>
                        </text:list-item>
                        <text:list-item>
                          <text:p text:style-name="P116">磁力線群，時空域 →（<text:span text:style-name="T81">某一特定轉換</text:span>）→<text:span text:style-name="T99"> </text:span><text:span text:style-name="T100">時域群、</text:span><text:span text:style-name="T81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112">新生之書</text:span>的 <text:span text:style-name="T112">能量、儲量</text:span> 文件群的 <text:span text:style-name="T112">宗態譜</text:span>）</text:p>
            </text:list-item>
            <text:list-item>
              <text:p text:style-name="P2"><text:span text:style-name="T134">宗態譜 </text:span>紫移。</text:p>
              <text:list>
                <text:list-item>
                  <text:p text:style-name="P7"><text:span text:style-name="T134">明顯例子，</text:span>宗速運動頻率，從 低頻<text:span text:style-name="T134"> 紫移</text:span>到 高頻。</text:p>
                  <text:list>
                    <text:list-item>
                      <text:p text:style-name="P26">（宗速運動頻率 的 相關描述在 <text:span text:style-name="T112">新生之書</text:span>的 <text:span text:style-name="T112">能量、儲量</text:span> 文件群的 <text:span text:style-name="T112">宗速</text:span>）</text:p>
                    </text:list-item>
                  </text:list>
                </text:list-item>
                <text:list-item>
                  <text:p text:style-name="P117">明顯例子，從 氣態 紫移到 液態（以上）。</text:p>
                </text:list-item>
                <text:list-item>
                  <text:p text:style-name="P118">明顯例子，從 波態譜 紫移到 粒子態（以上）。</text:p>
                </text:list-item>
                <text:list-item>
                  <text:p text:style-name="P118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38">明顯例子，假定 某一特定個體的 </text:span><text:span text:style-name="T4">密度 增加 → </text:span><text:span text:style-name="T138">該個體、（該個體 蘊含的）&lt;?</text:span><text:span text:style-name="T139">a&gt;個體 </text:span><text:span text:style-name="T9">紫移</text:span>。</text:p>
                  <text:list>
                    <text:list-item>
                      <text:p text:style-name="P119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20"><text:span text:style-name="T4">&lt;?</text:span><text:span text:style-name="T9">a&gt;個體的 宗態譜 紫移</text:span>。</text:p>
                        </text:list-item>
                        <text:list-item>
                          <text:p text:style-name="P120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112">世界學</text:span> 文件群的 <text:span text:style-name="T112">紅移、紫移</text:span>的 <text:span text:style-name="T113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2">某一特定個體的 密度 增加 →（蘊含 該個體 的）&lt;?b&gt;個體 紫移。</text:p>
                    </text:list-item>
                    <text:list-item>
                      <text:p text:style-name="P121">明顯例子，<text:span text:style-name="T71">（蘊含 &lt;?</text:span><text:span text:style-name="T70">a&gt;</text:span><text:span text:style-name="T71">個體 的）&lt;?</text:span><text:span text:style-name="T69">b</text:span><text:span text:style-name="T70">&gt;</text:span><text:span text:style-name="T71">個體的 </text:span><text:span text:style-name="T162">整體密度 增加 </text:span><text:span text:style-name="T149">↔</text:span><text:span text:style-name="T163"> </text:span><text:span text:style-name="T71">&lt;?</text:span><text:span text:style-name="T70">a&gt;</text:span><text:span text:style-name="T71">個體 </text:span><text:span text:style-name="T163">紫移</text:span>。</text:p>
                    </text:list-item>
                  </text:list>
                </text:list-item>
                <text:list-item>
                  <text:p text:style-name="P28">（剩餘描述在 <text:span text:style-name="T112">世界學</text:span> 文件群的 <text:span text:style-name="T112">紅移、紫移</text:span>的 <text:span text:style-name="T113">紫移 現象</text:span>）</text:p>
                </text:list-item>
              </text:list>
            </text:list-item>
            <text:list-item>
              <text:p text:style-name="P15"><text:span text:style-name="T134">明顯例子，假定，某一特定個體 在做 </text:span>加速度運動。</text:p>
              <text:list>
                <text:list-item>
                  <text:p text:style-name="P233">該個體的 向前速度 變大。</text:p>
                </text:list-item>
                <text:list-item>
                  <text:p text:style-name="P15"><text:span text:style-name="T134">該個體 </text:span>紅移。</text:p>
                  <text:list>
                    <text:list-item>
                      <text:p text:style-name="P32">（相關描述在 <text:span text:style-name="T112">新生之書</text:span>的 <text:span text:style-name="T112">能量、儲量</text:span> 文件群的 <text:span text:style-name="T112">宗態譜</text:span> 的 <text:span text:style-name="T114">紅移 有 吸熱現象</text:span>）</text:p>
                    </text:list-item>
                  </text:list>
                </text:list-item>
                <text:list-item>
                  <text:p text:style-name="P233">假定，該個體 是 液態。</text:p>
                </text:list-item>
                <text:list-item>
                  <text:p text:style-name="P234">隨著 向前速度 增加，<text:span text:style-name="T183">液態的 該</text:span><text:span text:style-name="T21">個</text:span><text:span text:style-name="T183">體 → 氣態的 該</text:span><text:span text:style-name="T21">個</text:span><text:span text:style-name="T183">體 → 電漿態的 該</text:span><text:span text:style-name="T21">個</text:span><text:span text:style-name="T183">體</text:span>。</text:p>
                </text:list-item>
                <text:list-item>
                  <text:p text:style-name="P235">隨著向前速度增加，粒子態譜<text:span text:style-name="T183">的 該</text:span><text:span text:style-name="T21">個</text:span><text:span text:style-name="T183">體</text:span> →<text:span text:style-name="T183"> 波態譜的 該</text:span><text:span text:style-name="T21">個</text:span><text:span text:style-name="T183">體 → </text:span><text:span text:style-name="T21">第0</text:span><text:span text:style-name="T183">層級波態譜的 該</text:span><text:span text:style-name="T21">個</text:span><text:span text:style-name="T183">體</text:span>。</text:p>
                </text:list-item>
                <text:list-item>
                  <text:p text:style-name="P236">假定，<text:span text:style-name="T183">波態譜的 該</text:span><text:span text:style-name="T21">個</text:span><text:span text:style-name="T183">體的（平均）向前速度 是 光速</text:span>。</text:p>
                  <text:list>
                    <text:list-item>
                      <text:p text:style-name="P313">已知，該個體 在做 加速度運動。</text:p>
                    </text:list-item>
                    <text:list-item>
                      <text:p text:style-name="P236"><text:span text:style-name="T21">第0</text:span><text:span text:style-name="T183">層級波態譜的 該</text:span><text:span text:style-name="T21">個</text:span><text:span text:style-name="T183">體的 向前速度</text:span><text:span text:style-name="T21"> &gt; 光速</text:span>。</text:p>
                      <text:list>
                        <text:list-item>
                          <text:p text:style-name="P237">宗速<text:span text:style-name="T21"> </text:span><text:span text:style-name="T184">≥</text:span><text:span text:style-name="T21"> </text:span><text:span text:style-name="T183">該</text:span><text:span text:style-name="T21">個</text:span><text:span text:style-name="T183">體的 向前速度</text:span>。</text:p>
                        </text:list-item>
                        <text:list-item>
                          <text:p text:style-name="P238"><text:span text:style-name="T21">宗速 = </text:span><text:span text:style-name="T183">該</text:span><text:span text:style-name="T21">個</text:span><text:span text:style-name="T183">體的 切線速度</text:span>。</text:p>
                        </text:list-item>
                      </text:list>
                    </text:list-item>
                    <text:list-item>
                      <text:p text:style-name="P236">假定，第二個個體的 反應 低於 光速。</text:p>
                      <text:list>
                        <text:list-item>
                          <text:p text:style-name="P239">第二個個體 感測不到 <text:span text:style-name="T21">第0</text:span><text:span text:style-name="T183">層級波態譜的 </text:span>該個體。</text:p>
                        </text:list-item>
                        <text:list-item>
                          <text:p text:style-name="P240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41"><text:span text:style-name="T1">假定，</text:span><text:span text:style-name="T79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42">第二個個體 沒有感覺。</text:p>
                                  <text:list>
                                    <text:list-item>
                                      <text:p text:style-name="P242">第二個個體 有機率不知道，第三個個體 已經 施力、沒有施力。</text:p>
                                    </text:list-item>
                                    <text:list-item>
                                      <text:p text:style-name="P243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44"><text:span text:style-name="T21">密度，第0</text:span><text:span text:style-name="T183">層級波態譜的 該</text:span><text:span text:style-name="T21">個</text:span><text:span text:style-name="T183">體 鬆散於 </text:span><text:span text:style-name="T21">第</text:span><text:span text:style-name="T24">1</text:span><text:span text:style-name="T183">層級波態譜的 該</text:span><text:span text:style-name="T21">個</text:span><text:span text:style-name="T183">體</text:span>。</text:p>
                                  <text:list>
                                    <text:list-item>
                                      <text:p text:style-name="P245">向前速度，<text:span text:style-name="T21">第0</text:span><text:span text:style-name="T183">層級波態譜的 該</text:span><text:span text:style-name="T21">個</text:span><text:span text:style-name="T183">體 高於 </text:span><text:span text:style-name="T21">第</text:span><text:span text:style-name="T25">1</text:span><text:span text:style-name="T183">層級波態譜的 該</text:span><text:span text:style-name="T21">個</text:span><text:span text:style-name="T183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9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41">第二個個體（當下）沒有感覺。</text:p>
                                </text:list-item>
                                <text:list-item>
                                  <text:p text:style-name="P241">第二個個體 有機率認定有 後勁、瞬間爆發的力、瞬間出現的力脈衝。</text:p>
                                </text:list-item>
                                <text:list-item>
                                  <text:p text:style-name="P241">第三個個體 已經 沒有施力、遠離第二個個體。</text:p>
                                  <text:list>
                                    <text:list-item>
                                      <text:p text:style-name="P241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6"><text:span text:style-name="T1">假定，</text:span><text:span text:style-name="T79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41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9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41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7"><text:span text:style-name="T22">力（牛頓）</text:span><text:span text:style-name="T80">↔</text:span><text:span text:style-name="T23"> 該個體 蘊含的 能量（焦耳）</text:span>。</text:p>
                              <text:list>
                                <text:list-item>
                                  <text:p text:style-name="P247"><text:span text:style-name="T22">0.1</text:span>秒<text:span text:style-name="T22"> </text:span><text:span text:style-name="T80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7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8">觸覺<text:span text:style-name="T22"> </text:span><text:span text:style-name="T80">↔</text:span><text:span text:style-name="T23"> 視覺</text:span>。</text:p>
                                  <text:list>
                                    <text:list-item>
                                      <text:p text:style-name="P249">觸覺的 反應速度<text:span text:style-name="T22"> </text:span><text:span text:style-name="T80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4"><text:span text:style-name="T4">某一特定個體 密度 越高，（該個體 蘊含的）&lt;?</text:span><text:span text:style-name="T9">a&gt;個體 越有機率變成 &lt;?a+b&gt;</text:span><text:span text:style-name="T160">個體。</text:span></text:p>
              <text:list>
                <text:list-item>
                  <text:p text:style-name="P122"><text:span text:style-name="T73">n </text:span><text:span text:style-name="T63">≥</text:span><text:span text:style-name="T73"> a </text:span><text:span text:style-name="T63">≥</text:span><text:span text:style-name="T73"> u</text:span>。</text:p>
                </text:list-item>
                <text:list-item>
                  <text:p text:style-name="P122"><text:span text:style-name="T75">b</text:span><text:span text:style-name="T73"> </text:span><text:span text:style-name="T63">≥</text:span><text:span text:style-name="T73"> </text:span><text:span text:style-name="T75">0</text:span>。</text:p>
                </text:list-item>
                <text:list-item>
                  <text:p text:style-name="P122">該個體 的 明顯例子，黑洞。</text:p>
                  <text:list>
                    <text:list-item>
                      <text:p text:style-name="P123">明顯例子，黑洞 密度 越高。</text:p>
                      <text:list>
                        <text:list-item>
                          <text:p text:style-name="P123">（黑洞 蘊含的）某一特定個體 越有機率 從 能量 變成 物質。</text:p>
                          <text:list>
                            <text:list-item>
                              <text:p text:style-name="P123">假定，該個體 從 能量 變成 物質。</text:p>
                              <text:list>
                                <text:list-item>
                                  <text:p text:style-name="P123">能量 物質化。</text:p>
                                </text:list-item>
                                <text:list-item>
                                  <text:p text:style-name="P123">已知，<text:span text:style-name="T76">E = mc</text:span><text:span text:style-name="T132">2</text:span><text:span text:style-name="T161">。</text:span></text:p>
                                  <text:list>
                                    <text:list-item>
                                      <text:p text:style-name="P124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5">（黑洞 蘊含的）某一特定個體 越有機率 從 物質 變成 空間。</text:p>
                          <text:list>
                            <text:list-item>
                              <text:p text:style-name="P126">假定，該個體 從 物質 變成 空間。</text:p>
                              <text:list>
                                <text:list-item>
                                  <text:p text:style-name="P125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38">某一特定個體 </text:span><text:span text:style-name="T4">密度 越高，</text:span><text:span text:style-name="T138">（該個體 蘊含的）&lt;?</text:span><text:span text:style-name="T139">a&gt;個體的 </text:span><text:span text:style-name="T9">宗態譜</text:span><text:span text:style-name="T139">、宗速運動頻率</text:span><text:span text:style-name="T9"> </text:span><text:span text:style-name="T11">越高</text:span>。</text:p>
            </text:list-item>
            <text:list-item>
              <text:p text:style-name="P10"><text:span text:style-name="T138">某一特定個體 </text:span><text:span text:style-name="T4">密度 越增加，</text:span><text:span text:style-name="T138">（該個體 蘊含的）&lt;?</text:span><text:span text:style-name="T139">a&gt;個體的 </text:span><text:span text:style-name="T9">宗態譜</text:span><text:span text:style-name="T139">、宗速運動頻率 </text:span><text:span text:style-name="T11">越紫移</text:span>。</text:p>
              <text:list>
                <text:list-item>
                  <text:p text:style-name="P29">（宗態譜 的 相關描述在 <text:span text:style-name="T112">物質世界學</text:span> 文件群的 <text:span text:style-name="T112">宗態譜</text:span>）</text:p>
                </text:list-item>
                <text:list-item>
                  <text:p text:style-name="P30">（紫移 的 相關描述在 <text:span text:style-name="T112">物質世界學</text:span> 文件群的 <text:span text:style-name="T112">宗態譜</text:span>的 <text:span text:style-name="T112">相態譜 紫移</text:span>）</text:p>
                </text:list-item>
                <text:list-item>
                  <text:p text:style-name="P127">該個體 的 明顯例子，黑洞。</text:p>
                  <text:list>
                    <text:list-item>
                      <text:p text:style-name="P127">明顯例子，黑洞 密度 越高。</text:p>
                      <text:list>
                        <text:list-item>
                          <text:p text:style-name="P124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28">暗個體。</text:p>
              <text:list>
                <text:list-item>
                  <text:p text:style-name="P129">暗個體 是 人類（還）觀測不到的 <text:span text:style-name="T164">存在、變化</text:span>。</text:p>
                  <text:list>
                    <text:list-item>
                      <text:p text:style-name="P130">人類（還）觀測不到的 <text:span text:style-name="T164">存在</text:span> 是<text:span text:style-name="T164"> </text:span>暗<text:span text:style-name="T164">存在、</text:span>暗<text:span text:style-name="T1">&lt;?</text:span><text:span text:style-name="T68">a</text:span><text:span text:style-name="T72">&gt;</text:span><text:span text:style-name="T164">存在。</text:span></text:p>
                    </text:list-item>
                    <text:list-item>
                      <text:p text:style-name="P130">人類（還）觀測不到的 <text:span text:style-name="T164">變化</text:span> 是<text:span text:style-name="T164"> </text:span>暗<text:span text:style-name="T164">變化、</text:span>暗<text:span text:style-name="T1">&lt;?</text:span><text:span text:style-name="T68">a</text:span><text:span text:style-name="T72">&gt;</text:span><text:span text:style-name="T164">變化</text:span>。</text:p>
                      <text:list>
                        <text:list-item>
                          <text:p text:style-name="P131"><text:span text:style-name="T164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2">暗個體 是 人類（還）觀測不到的 定律、形體。</text:p>
                  <text:list>
                    <text:list-item>
                      <text:p text:style-name="P133">人類（還）觀測不到的 定律 是<text:span text:style-name="T164"> </text:span>暗定律<text:span text:style-name="T164">、</text:span>暗<text:span text:style-name="T1">&lt;?</text:span><text:span text:style-name="T68">a</text:span><text:span text:style-name="T72">&gt;</text:span>定律。</text:p>
                      <text:list>
                        <text:list-item>
                          <text:p text:style-name="P128">定律 的 明顯例子，物理定律、化學反應。</text:p>
                        </text:list-item>
                      </text:list>
                    </text:list-item>
                    <text:list-item>
                      <text:p text:style-name="P134">人類（還）觀測不到的 形體 是<text:span text:style-name="T164"> </text:span>暗形體<text:span text:style-name="T164">、</text:span>暗<text:span text:style-name="T1">&lt;?</text:span><text:span text:style-name="T68">a</text:span><text:span text:style-name="T72">&gt;</text:span>形體。</text:p>
                      <text:list>
                        <text:list-item>
                          <text:p text:style-name="P135">形體 的 明顯例子，水、大海。</text:p>
                        </text:list-item>
                        <text:list-item>
                          <text:p text:style-name="P131">形體<text:span text:style-name="T164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34"> 人類（還）</text:span>觀測不到的<text:span text:style-name="T134"> </text:span><text:span text:style-name="T135">&lt;?</text:span><text:span text:style-name="T136">a</text:span><text:span text:style-name="T137">&gt;</text:span><text:span text:style-name="T134">個體、</text:span><text:span text:style-name="T140">第</text:span><text:span text:style-name="T136">a</text:span><text:span text:style-name="T141">層級宗態譜</text:span><text:span text:style-name="T66">個體</text:span>。</text:p>
                  <text:list>
                    <text:list-item>
                      <text:p text:style-name="P128"><text:span text:style-name="T73">n </text:span><text:span text:style-name="T63">≥</text:span><text:span text:style-name="T73"> a </text:span><text:span text:style-name="T63">≥</text:span><text:span text:style-name="T73"> u</text:span>。</text:p>
                    </text:list-item>
                    <text:list-item>
                      <text:p text:style-name="P128">明顯例子，極端微弱的 電磁力 交互作用的 <text:span text:style-name="T1">&lt;?</text:span><text:span text:style-name="T68">a</text:span><text:span text:style-name="T72">&gt;</text:span>個體。</text:p>
                      <text:list>
                        <text:list-item>
                          <text:p text:style-name="P128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36">明顯例子，光（人類 認定的）量子穿隧 <text:span text:style-name="T1">&lt;?</text:span><text:span text:style-name="T68">a</text:span><text:span text:style-name="T72">&gt;</text:span>個體。</text:p>
                      <text:list>
                        <text:list-item>
                          <text:p text:style-name="P137">明顯例子，<text:span text:style-name="T1">&lt;?</text:span><text:span text:style-name="T68">a</text:span><text:span text:style-name="T72">&gt;</text:span>個體 太稀疏、密度太低。</text:p>
                        </text:list-item>
                      </text:list>
                    </text:list-item>
                    <text:list-item>
                      <text:p text:style-name="P138">明顯例子。</text:p>
                      <text:list>
                        <text:list-item>
                          <text:p text:style-name="P11"><text:span text:style-name="T1">&lt;?</text:span><text:span text:style-name="T74">1</text:span><text:span text:style-name="T72">&gt;</text:span><text:span text:style-name="T134">暗</text:span>個體 <text:span text:style-name="T148">↔</text:span><text:span text:style-name="T146"> </text:span><text:span text:style-name="T134">暗</text:span>能量。</text:p>
                        </text:list-item>
                        <text:list-item>
                          <text:p text:style-name="P11"><text:span text:style-name="T1">&lt;?</text:span><text:span text:style-name="T67">2</text:span><text:span text:style-name="T72">&gt;</text:span><text:span text:style-name="T134">暗</text:span>個體 <text:span text:style-name="T148">↔</text:span><text:span text:style-name="T146"> </text:span><text:span text:style-name="T134">暗</text:span>物質。</text:p>
                        </text:list-item>
                      </text:list>
                    </text:list-item>
                    <text:list-item>
                      <text:p text:style-name="P138">明顯例子，暗能量、暗物質。</text:p>
                      <text:list>
                        <text:list-item>
                          <text:p text:style-name="P138">暗能量 有機率是 波態譜個體、<text:span text:style-name="T1">&lt;?</text:span><text:span text:style-name="T68">1</text:span><text:span text:style-name="T72">&gt;</text:span>個體、<text:span text:style-name="T65">第</text:span><text:span text:style-name="T68">1</text:span><text:span text:style-name="T66">層級宗態譜個體</text:span>。</text:p>
                          <text:list>
                            <text:list-item>
                              <text:p text:style-name="P31">（波態譜、宗態譜 的 相關描述在 <text:span text:style-name="T112">物質世界學</text:span> 文件群的 <text:span text:style-name="T112">宗態譜</text:span>）</text:p>
                            </text:list-item>
                            <text:list-item>
                              <text:p text:style-name="P139">假定，<text:span text:style-name="T1">&lt;_?3_&gt;</text:span>個體 在 成長期、發胖。</text:p>
                              <text:list>
                                <text:list-item>
                                  <text:p text:style-name="P140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41">暗能量 讓<text:span text:style-name="T168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39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2">暗物質 有機率是 粒子態譜個體、<text:span text:style-name="T1">&lt;?</text:span><text:span text:style-name="T67">2</text:span><text:span text:style-name="T72">&gt;</text:span>個體、<text:span text:style-name="T65">第</text:span><text:span text:style-name="T67">2</text:span><text:span text:style-name="T66">層級宗態譜個體</text:span>。</text:p>
                          <text:list>
                            <text:list-item>
                              <text:p text:style-name="P143">暗物質 有機率是（粒子態譜 的）電漿態（以下）個體。</text:p>
                              <text:list>
                                <text:list-item>
                                  <text:p text:style-name="P144">不是 電漿態（以上）。</text:p>
                                  <text:list>
                                    <text:list-item>
                                      <text:p text:style-name="P145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44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46"><text:span text:style-name="T4">&lt;?</text:span><text:span text:style-name="T38">3</text:span><text:span text:style-name="T37">&gt;個體</text:span><text:span text:style-name="T203">的 維持、伸縮 形成的 力</text:span> <text:span text:style-name="T148">↔</text:span>（人類 認定的）暗物質 形成的 引力。</text:p>
                              <text:list>
                                <text:list-item>
                                  <text:p text:style-name="P146"><text:span text:style-name="T1">&lt;?</text:span><text:span text:style-name="T102">3</text:span><text:span text:style-name="T103">&gt;個</text:span><text:span text:style-name="T204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7">明顯例子，（人類 認定的）暗物質、暗能量。</text:p>
              <text:list>
                <text:list-item>
                  <text:p text:style-name="P146">明顯例子，（人類 認定的）暗物質 帶動 星系旋轉，星系的外圍部分的角速度 高於 理論值。</text:p>
                  <text:list>
                    <text:list-item>
                      <text:p text:style-name="P146"><text:span text:style-name="T4">&lt;?</text:span><text:span text:style-name="T49">3&gt;個體</text:span><text:span text:style-name="T212"> 有機率帶動 星系，讓 星系 跟著旋轉、整體運動。</text:span></text:p>
                    </text:list-item>
                    <text:list-item>
                      <text:p text:style-name="P146">明顯例子<text:span text:style-name="T4">，(人類 擺動)</text:span>手 帶動 力，讓 <text:span text:style-name="T4">(手 蘊含的)</text:span>力 跟著旋轉、整體運動。</text:p>
                    </text:list-item>
                  </text:list>
                </text:list-item>
                <text:list-item>
                  <text:p text:style-name="P146">明顯例子，（人類 認定的）暗物質 增加 星系質量，星系的 引力透鏡現象 更明顯。</text:p>
                  <text:list>
                    <text:list-item>
                      <text:p text:style-name="P148"><text:span text:style-name="T4">&lt;?</text:span><text:span text:style-name="T49">3&gt;個體 </text:span><text:span text:style-name="T212">有機率 </text:span><text:span text:style-name="T50">直接蘊含力</text:span>、不需要蘊<text:span text:style-name="T50">含&lt;?2&gt;個體、直接形變空間</text:span>。</text:p>
                    </text:list-item>
                  </text:list>
                </text:list-item>
                <text:list-item>
                  <text:p text:style-name="P146">明顯例子，（人類 認定的）暗能量 產生 宇宙膨脹。</text:p>
                  <text:list>
                    <text:list-item>
                      <text:p text:style-name="P148"><text:span text:style-name="T4">&lt;?</text:span><text:span text:style-name="T49">3&gt;個體 </text:span><text:span text:style-name="T212">有機率</text:span><text:span text:style-name="T49">在 成長期、發胖、運動</text:span>。</text:p>
                    </text:list-item>
                    <text:list-item>
                      <text:p text:style-name="P148"><text:span text:style-name="T4">&lt;?</text:span><text:span text:style-name="T49">3&gt;個體 </text:span><text:span text:style-name="T212">有機率</text:span><text:span text:style-name="T49">在 震動、共振、發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49">強力、弱力。</text:p>
              <text:list>
                <text:list-item>
                  <text:p text:style-name="P150">（微觀世界、微觀尺度 的）強力 <text:span text:style-name="T148">↔</text:span><text:span text:style-name="T146">（古典世界、古典尺度 的）黏性、黏著力</text:span>。</text:p>
                </text:list-item>
                <text:list-item>
                  <text:p text:style-name="P151">（微觀世界、微觀尺度 的）弱力 <text:span text:style-name="T148">↔</text:span><text:span text:style-name="T146">（古典世界、古典尺度 的）彈射力、建設性干涉</text:span>。</text:p>
                  <text:list>
                    <text:list-item>
                      <text:p text:style-name="P151">（微觀世界、微觀尺度 的）粒子 震動。</text:p>
                      <text:list>
                        <text:list-item>
                          <text:p text:style-name="P151">已知，粒子 擁有 宗速運動頻率。</text:p>
                        </text:list-item>
                        <text:list-item>
                          <text:p text:style-name="P151">假定，兩個粒子 震動、碰撞。</text:p>
                          <text:list>
                            <text:list-item>
                              <text:p text:style-name="P151">已知，作用力和反作用力。</text:p>
                            </text:list-item>
                            <text:list-item>
                              <text:p text:style-name="P151">兩個粒子 會彈射 自己、對方。</text:p>
                              <text:list>
                                <text:list-item>
                                  <text:p text:style-name="P152"><text:span text:style-name="T146">（古典世界、古典尺度 的）</text:span>彈射力 <text:span text:style-name="T148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強力、弱力、電磁力 屬於 電磁力。</text:p>
              <text:list>
                <text:list-item>
                  <text:p text:style-name="P14">強力、弱力 <text:span text:style-name="T148">↔</text:span><text:span text:style-name="T143">（</text:span><text:span text:style-name="T134">微觀尺度</text:span><text:span text:style-name="T143"> 的）</text:span><text:span text:style-name="T146">電磁力</text:span>。</text:p>
                  <text:list>
                    <text:list-item>
                      <text:p text:style-name="P149">強力 <text:span text:style-name="T148">↔</text:span><text:span text:style-name="T146">（</text:span>微觀尺度<text:span text:style-name="T146"> 的）黏著力、黏著電磁力、電磁力</text:span>。</text:p>
                    </text:list-item>
                    <text:list-item>
                      <text:p text:style-name="P149">弱力 <text:span text:style-name="T148">↔</text:span><text:span text:style-name="T146">（</text:span>微觀尺度<text:span text:style-name="T146"> 的）</text:span>彈射<text:span text:style-name="T146">力、</text:span>彈射<text:span text:style-name="T146">電磁力、電磁力</text:span>。</text:p>
                    </text:list-item>
                  </text:list>
                </text:list-item>
                <text:list-item>
                  <text:p text:style-name="P154">電磁力 <text:span text:style-name="T148">↔</text:span><text:span text:style-name="T146">（古典尺度 的）電磁力</text:span>。</text:p>
                </text:list-item>
              </text:list>
            </text:list-item>
            <text:list-item>
              <text:p text:style-name="P155"><text:span text:style-name="T1">&lt;?</text:span><text:span text:style-name="T78">a&gt;</text:span><text:span text:style-name="T169">粒子</text:span> <text:span text:style-name="T148">↔</text:span> <text:span text:style-name="T169">力</text:span>。</text:p>
              <text:list>
                <text:list-item>
                  <text:p text:style-name="P156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57">膠子 <text:span text:style-name="T148">↔</text:span> 強力。</text:p>
                    </text:list-item>
                    <text:list-item>
                      <text:p text:style-name="P157"><text:span text:style-name="T4">波色</text:span>子 <text:span text:style-name="T148">↔</text:span> 弱力。</text:p>
                    </text:list-item>
                    <text:list-item>
                      <text:p text:style-name="P157">光子 <text:span text:style-name="T148">↔</text:span> 電磁力。</text:p>
                    </text:list-item>
                  </text:list>
                </text:list-item>
                <text:list-item>
                  <text:p text:style-name="P158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59">引力子 <text:span text:style-name="T148">↔</text:span> 引力。</text:p>
                    </text:list-item>
                  </text:list>
                </text:list-item>
              </text:list>
            </text:list-item>
            <text:list-item>
              <text:p text:style-name="P152">引力、電磁力。</text:p>
              <text:list>
                <text:list-item>
                  <text:p text:style-name="P160">引力。</text:p>
                  <text:list>
                    <text:list-item>
                      <text:p text:style-name="P161"><text:span text:style-name="T146">（宏觀</text:span>尺度<text:span text:style-name="T146"> 的）引力</text:span>。</text:p>
                    </text:list-item>
                    <text:list-item>
                      <text:p text:style-name="P162"><text:span text:style-name="T146">（古典</text:span>尺度<text:span text:style-name="T146"> 的）引力 </text:span><text:span text:style-name="T148">↔</text:span><text:span text:style-name="T146"> 引力</text:span>。</text:p>
                    </text:list-item>
                    <text:list-item>
                      <text:p text:style-name="P163"><text:span text:style-name="T146">（</text:span>微觀尺度<text:span text:style-name="T146"> 的）引力</text:span>。</text:p>
                      <text:list>
                        <text:list-item>
                          <text:p text:style-name="P164"><text:span text:style-name="T146">（</text:span><text:span text:style-name="T12">(</text:span><text:span text:style-name="T4">微觀尺度</text:span><text:span text:style-name="T13">)</text:span><text:span text:style-name="T131">2</text:span><text:span text:style-name="T166"> 的）引力</text:span>。</text:p>
                          <text:list>
                            <text:list-item>
                              <text:p text:style-name="P165"><text:span text:style-name="T12">(</text:span><text:span text:style-name="T4">微觀尺度</text:span><text:span text:style-name="T13">)</text:span><text:span text:style-name="T131">2</text:span><text:span text:style-name="T77"> </text:span><text:span text:style-name="T167">是 </text:span>微觀尺度<text:span text:style-name="T146">的 </text:span>微觀尺度。</text:p>
                            </text:list-item>
                            <text:list-item>
                              <text:p text:style-name="P166"><text:span text:style-name="T12">(</text:span><text:span text:style-name="T4">微觀尺度</text:span><text:span text:style-name="T13">)</text:span><text:span text:style-name="T131">2</text:span><text:span text:style-name="T77"> </text:span><text:span text:style-name="T167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67"><text:span text:style-name="T12">(</text:span><text:span text:style-name="T4">微觀尺度</text:span><text:span text:style-name="T13">)</text:span><text:span text:style-name="T131">2</text:span><text:span text:style-name="T77"> </text:span><text:span text:style-name="T167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電磁力<text:span text:style-name="T165">。</text:span></text:p>
                  <text:list>
                    <text:list-item>
                      <text:p text:style-name="P168"><text:span text:style-name="T146">（宏觀</text:span>尺度<text:span text:style-name="T146"> 的）</text:span>電磁<text:span text:style-name="T146">力 </text:span><text:span text:style-name="T174">↔</text:span><text:span text:style-name="T173"> 引力型電磁力</text:span>。</text:p>
                    </text:list-item>
                    <text:list-item>
                      <text:p text:style-name="P162"><text:span text:style-name="T146">（古典</text:span>尺度<text:span text:style-name="T146"> 的）</text:span>電磁<text:span text:style-name="T146">力 </text:span><text:span text:style-name="T148">↔</text:span><text:span text:style-name="T146"> </text:span>電磁<text:span text:style-name="T146">力</text:span>。</text:p>
                    </text:list-item>
                    <text:list-item>
                      <text:p text:style-name="P169"><text:span text:style-name="T146">（</text:span>微觀尺度<text:span text:style-name="T146"> 的）</text:span>電磁<text:span text:style-name="T146">力</text:span> <text:span text:style-name="T148">↔</text:span><text:span text:style-name="T146"> </text:span>強力<text:span text:style-name="T146">、</text:span>弱力。</text:p>
                      <text:list>
                        <text:list-item>
                          <text:p text:style-name="P170">質子 被 強力 壓縮成 原子核<text:span text:style-name="T146"> </text:span><text:span text:style-name="T148">↔</text:span><text:span text:style-name="T146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><text:bookmark-start text:name="質量"/>質量<text:bookmark-end text:name="質量"/></text:p>
          <text:list>
            <text:list-item>
              <text:p text:style-name="P169">明顯例子，假定，<text:span text:style-name="T4">第一個</text:span><text:span text:style-name="T16">個體 蘊含 第二個</text:span><text:span text:style-name="T170">個體。</text:span></text:p>
              <text:list>
                <text:list-item>
                  <text:p text:style-name="P169">質量 相依於 第一個個體、第二個個體 的 密度、材料特性。</text:p>
                </text:list-item>
              </text:list>
            </text:list-item>
            <text:list-item>
              <text:p text:style-name="P171">明顯例子，假定，<text:span text:style-name="T4">第一個</text:span><text:span text:style-name="T16">個體 蘊含 第二個</text:span><text:span text:style-name="T170">個體</text:span>。</text:p>
              <text:list>
                <text:list-item>
                  <text:p text:style-name="P171">已知，第二個個體的 速度 是 宗速。</text:p>
                </text:list-item>
                <text:list-item>
                  <text:p text:style-name="P171">質量 相依於（宗速 轉移到 向前速度）的速度。</text:p>
                  <text:list>
                    <text:list-item>
                      <text:p text:style-name="P172">明顯例子。</text:p>
                      <text:list>
                        <text:list-item>
                          <text:p text:style-name="P172">假定，第二個個體（微觀尺度）上下震動速度、圓周運動速度 是 宗速。</text:p>
                        </text:list-item>
                        <text:list-item>
                          <text:p text:style-name="P172">假定，第二個個體（古典尺度）沒有位移、沒有運動、靜止狀態。</text:p>
                          <text:list>
                            <text:list-item>
                              <text:p text:style-name="P171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71">假定，第三個個體 推動 第二個個體。</text:p>
                          <text:list>
                            <text:list-item>
                              <text:p text:style-name="P171">第二個個體的 運動，逐漸從 上下運動 變成 弦波運動。</text:p>
                            </text:list-item>
                            <text:list-item>
                              <text:p text:style-name="P173">質量 相依於（從 上下運動 變成 弦波運動）的 速度。</text:p>
                            </text:list-item>
                            <text:list-item>
                              <text:p text:style-name="P173">假定，第三個個體 停止推動 第二個個體。</text:p>
                              <text:list>
                                <text:list-item>
                                  <text:p text:style-name="P173">第二個個體（仍然）弦波運動、螺旋線運動、慣性運動、繼續向前運動。</text:p>
                                  <text:list>
                                    <text:list-item>
                                      <text:p text:style-name="P173">第三個個體 無法直接改變 第二個個體的 最高、最低、切線 速度。</text:p>
                                      <text:list>
                                        <text:list-item>
                                          <text:p text:style-name="P173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3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73">第三個個體 有機率能夠直接改變，第二個個體的 投影速度。</text:p>
                                      <text:list>
                                        <text:list-item>
                                          <text:p text:style-name="P174">投影速度 是 分量速度。</text:p>
                                        </text:list-item>
                                        <text:list-item>
                                          <text:p text:style-name="P174">投影速度 是 切線速度的 投影、分量。</text:p>
                                        </text:list-item>
                                        <text:list-item>
                                          <text:p text:style-name="P174">投影速度 的 明顯例子，向前速度、切線速度投影<text:span text:style-name="T4">到X軸</text:span>的水平<text:span text:style-name="T171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明顯例子。</text:p>
                      <text:list>
                        <text:list-item>
                          <text:p text:style-name="P171">假定，第二個個體 向右速度 是 宗速。</text:p>
                          <text:list>
                            <text:list-item>
                              <text:p text:style-name="P171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71">假定，第三個個體 向上推動 第二個個體。</text:p>
                          <text:list>
                            <text:list-item>
                              <text:p text:style-name="P171">已知，第二個個體的 切線速度（仍然）是 宗速。</text:p>
                              <text:list>
                                <text:list-item>
                                  <text:p text:style-name="P171">明顯例子，汽車<text:span text:style-name="T4"> </text:span><text:span text:style-name="T18">100% </text:span><text:span text:style-name="T172">運轉。</text:span></text:p>
                                  <text:list>
                                    <text:list-item>
                                      <text:p text:style-name="P171">切線速度 不變。</text:p>
                                    </text:list-item>
                                    <text:list-item>
                                      <text:p text:style-name="P171">方向 改變。</text:p>
                                      <text:list>
                                        <text:list-item>
                                          <text:p text:style-name="P171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1">第二個個體的 向右速度 降低。</text:p>
                            </text:list-item>
                            <text:list-item>
                              <text:p text:style-name="P171">第二個個體的 向上速度 增加。</text:p>
                            </text:list-item>
                          </text:list>
                        </text:list-item>
                        <text:list-item>
                          <text:p text:style-name="P171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71">明顯例子，第二個個體 從 低密度的第三個個體 進入 高密度的第三個個體。</text:p>
                      <text:list>
                        <text:list-item>
                          <text:p text:style-name="P171">第二個個體的 質量 增加。</text:p>
                          <text:list>
                            <text:list-item>
                              <text:p text:style-name="P175">質量紫移。</text:p>
                              <text:list>
                                <text:list-item>
                                  <text:p text:style-name="P171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6">明顯例子，假定，某一特定布的 邊緣 被固定。</text:p>
              <text:list>
                <text:list-item>
                  <text:p text:style-name="P176">假定，人類 使用 手，以 某一特定力 抓著 布。</text:p>
                  <text:list>
                    <text:list-item>
                      <text:p text:style-name="P176">布 擁有 外力、形變、應力、應變。</text:p>
                    </text:list-item>
                  </text:list>
                </text:list-item>
                <text:list-item>
                  <text:p text:style-name="P171">布 會出現 皺褶、密度增加 的（存在）現象。</text:p>
                </text:list-item>
                <text:list-item>
                  <text:p text:style-name="P171">假定，該力的 大小 不變。</text:p>
                  <text:list>
                    <text:list-item>
                      <text:p text:style-name="P177">假定，手 <text:span text:style-name="T4">運動</text:span>，手（仍然）抓著 布，布 會從 手中 滑進、滑出。</text:p>
                      <text:list>
                        <text:list-item>
                          <text:p text:style-name="P171">布 會出現 皺褶變化、密度變化 的（變化）現象。</text:p>
                        </text:list-item>
                        <text:list-item>
                          <text:p text:style-name="P178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71">明顯例子，摩擦力。</text:p>
                              <text:list>
                                <text:list-item>
                                  <text:p text:style-name="P171">正向力 <text:span text:style-name="T151">↔</text:span><text:span text:style-name="T178"> 該力、手抓著布的力</text:span>。</text:p>
                                  <text:list>
                                    <text:list-item>
                                      <text:p text:style-name="P179">外力 <text:span text:style-name="T151">↔</text:span><text:span text:style-name="T178"> </text:span><text:span text:style-name="T4">手的運動力量</text:span>。</text:p>
                                    </text:list-item>
                                    <text:list-item>
                                      <text:p text:style-name="P178">摩擦力 <text:span text:style-name="T151">↔</text:span><text:span text:style-name="T178"> 手 </text:span><text:span text:style-name="T4">運動</text:span><text:span text:style-name="T178">的 阻力</text:span>。</text:p>
                                      <text:list>
                                        <text:list-item>
                                          <text:p text:style-name="P180">靜摩擦力 <text:span text:style-name="T151">↔</text:span><text:span text:style-name="T178"> 手從靜止到</text:span><text:span text:style-name="T4">運動</text:span><text:span text:style-name="T178"> 所遇到的 阻力</text:span>。</text:p>
                                          <text:list>
                                            <text:list-item>
                                              <text:p text:style-name="P181">靜摩擦係數 <text:span text:style-name="T151">↔</text:span><text:span text:style-name="T178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0">動摩擦力 <text:span text:style-name="T151">↔</text:span><text:span text:style-name="T178"> 手（持續、繼續）</text:span><text:span text:style-name="T4">運動 </text:span><text:span text:style-name="T178">所遇到的 阻力</text:span>。</text:p>
                                          <text:list>
                                            <text:list-item>
                                              <text:p text:style-name="P182">動摩擦係數 <text:span text:style-name="T151">↔</text:span><text:span text:style-name="T178"> 布、手（表面）之間的 動摩擦係數</text:span>。</text:p>
                                            </text:list-item>
                                            <text:list-item>
                                              <text:p text:style-name="P183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84"><text:span text:style-name="T4">質量 * 阻力的加速度 = </text:span><text:span text:style-name="T178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5">布 <text:span text:style-name="T151">↔</text:span><text:span text:style-name="T178"> 空間</text:span>。</text:p>
                                  <text:list>
                                    <text:list-item>
                                      <text:p text:style-name="P185">手 <text:span text:style-name="T151">↔</text:span><text:span text:style-name="T179"> 物質</text:span>。</text:p>
                                    </text:list-item>
                                    <text:list-item>
                                      <text:p text:style-name="P186">力 <text:span text:style-name="T151">↔</text:span><text:span text:style-name="T179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7">假定，該力（持續）變小。</text:p>
                  <text:list>
                    <text:list-item>
                      <text:p text:style-name="P188">手 抓著（更少的）布 <text:span text:style-name="T151">↔</text:span><text:span text:style-name="T179"> 質量減少。</text:span></text:p>
                      <text:list>
                        <text:list-item>
                          <text:p text:style-name="P188"><text:span text:style-name="T179">明顯例子，核分裂 → 質量減少</text:span>。</text:p>
                        </text:list-item>
                      </text:list>
                    </text:list-item>
                    <text:list-item>
                      <text:p text:style-name="P189">布 會出現 皺褶變化、密度變化 的（變化）現象。</text:p>
                      <text:list>
                        <text:list-item>
                          <text:p text:style-name="P190">布的 彈力 出現 <text:span text:style-name="T151">↔</text:span><text:span text:style-name="T18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0">假定，該力（持續）變大。</text:p>
                  <text:list>
                    <text:list-item>
                      <text:p text:style-name="P188">手 抓著（更多的）布 <text:span text:style-name="T151">↔</text:span><text:span text:style-name="T179"> 質量增加。</text:span></text:p>
                      <text:list>
                        <text:list-item>
                          <text:p text:style-name="P188"><text:span text:style-name="T179">明顯例子，核融合 → 質量增加</text:span>。</text:p>
                        </text:list-item>
                      </text:list>
                    </text:list-item>
                    <text:list-item>
                      <text:p text:style-name="P190">布 會出現 皺褶變化、密度變化 的（變化）現象。</text:p>
                      <text:list>
                        <text:list-item>
                          <text:p text:style-name="P190">布的 張力 出現 <text:span text:style-name="T151">↔</text:span><text:span text:style-name="T180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1">假定，手、該力 放開、離開 布。</text:p>
                  <text:list>
                    <text:list-item>
                      <text:p text:style-name="P192">暫態，布 有機率擁有（持續）變化的 殘留內力、殘留形變、殘留應力、殘留應變。</text:p>
                    </text:list-item>
                    <text:list-item>
                      <text:p text:style-name="P192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90">明顯例子。</text:p>
              <text:list>
                <text:list-item>
                  <text:p text:style-name="P193">手（從 布的 上方）抓著 布 <text:span text:style-name="T151">↔</text:span><text:span text:style-name="T180"> </text:span><text:span text:style-name="T175">粒子、帶正電的粒子</text:span><text:span text:style-name="T176">、（</text:span><text:span text:style-name="T19">1/2</text:span><text:span text:style-name="T180">自旋的粒子</text:span><text:span text:style-name="T175">）</text:span>。</text:p>
                </text:list-item>
                <text:list-item>
                  <text:p text:style-name="P194">手（從 布的 下方）抓著 布 <text:span text:style-name="T151">↔</text:span><text:span text:style-name="T180"> </text:span><text:span text:style-name="T175">反粒子、帶負電的粒子</text:span><text:span text:style-name="T176">、（</text:span><text:span text:style-name="T19">-1/2</text:span><text:span text:style-name="T180">自旋的粒子</text:span><text:span text:style-name="T175">）</text:span>。</text:p>
                  <text:list>
                    <text:list-item>
                      <text:p text:style-name="P194">對於 帶負電的粒子 來說，（帶正電的粒子 產生的 波峰）是 波谷。</text:p>
                      <text:list>
                        <text:list-item>
                          <text:p text:style-name="P195">帶正電的粒子 產生的、認定的 波峰 越高，帶負電的粒子 看到的 波谷 越深。</text:p>
                        </text:list-item>
                        <text:list-item>
                          <text:p text:style-name="P195">明顯例子，布的 邊緣 固定。</text:p>
                          <text:list>
                            <text:list-item>
                              <text:p text:style-name="P196">手（從 布的 上方）抓著 布。</text:p>
                              <text:list>
                                <text:list-item>
                                  <text:p text:style-name="P197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96">拍照、照相。</text:p>
                            </text:list-item>
                            <text:list-item>
                              <text:p text:style-name="P196">把 照片<text:span text:style-name="T4"> </text:span><text:span text:style-name="T20">180</text:span><text:span text:style-name="T182">度</text:span>倒過來。</text:p>
                              <text:list>
                                <text:list-item>
                                  <text:p text:style-name="P197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8">假定，手（從 布的 上方）抓著 布 →<text:span text:style-name="T181"> </text:span>手（從 布的 下方）抓著 布。</text:p>
                      <text:list>
                        <text:list-item>
                          <text:p text:style-name="P199"><text:span text:style-name="T180">粒子</text:span><text:span text:style-name="T19">、（1/2</text:span><text:span text:style-name="T180">自旋的粒子）</text:span>→<text:span text:style-name="T181"> 反粒子</text:span><text:span text:style-name="T19">、（-1/2</text:span><text:span text:style-name="T180">自旋的粒子）</text:span>。</text:p>
                        </text:list-item>
                      </text:list>
                    </text:list-item>
                    <text:list-item>
                      <text:p text:style-name="P199">假定，手（從 布的 上方）抓著 布 →<text:span text:style-name="T181"> </text:span>手（從 布的 上方）壓著 布。</text:p>
                      <text:list>
                        <text:list-item>
                          <text:p text:style-name="P199"><text:span text:style-name="T180">粒子</text:span><text:span text:style-name="T19">、（1/2</text:span><text:span text:style-name="T180">自旋的粒子）</text:span>→<text:span text:style-name="T181"> 反粒子</text:span><text:span text:style-name="T19">、（-1/2</text:span><text:span text:style-name="T180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00">手 沒有抓著、從布的上方和下方抓著 布 <text:span text:style-name="T151">↔</text:span><text:span text:style-name="T180"> </text:span><text:span text:style-name="T176">光</text:span><text:span text:style-name="T175">子、不帶電的粒子</text:span><text:span text:style-name="T176">、（</text:span><text:span text:style-name="T19">整數</text:span><text:span text:style-name="T180">自旋的粒子</text:span><text:span text:style-name="T175">）</text:span>。</text:p>
                </text:list-item>
              </text:list>
            </text:list-item>
          </text:list>
        </text:list-item>
        <text:list-item>
          <text:p text:style-name="P201"><text:bookmark-start text:name="橫波、縱波、總波"/>橫波、縱波、總波<text:bookmark-end text:name="橫波、縱波、總波"/></text:p>
          <text:list>
            <text:list-item>
              <text:p text:style-name="P201">橫波、縱波、總波。</text:p>
              <text:list>
                <text:list-item>
                  <text:p text:style-name="P202">橫波 <text:span text:style-name="T150">↔</text:span><text:span text:style-name="T177"> 上下震動、（理想的）繩波</text:span>。</text:p>
                  <text:list>
                    <text:list-item>
                      <text:p text:style-name="P202">上下震動 是 垂直於 前進方向的 <text:span text:style-name="T177">震動、震盪</text:span>。</text:p>
                    </text:list-item>
                    <text:list-item>
                      <text:p text:style-name="P203">假定，被後方的個體 往上拉。</text:p>
                      <text:list>
                        <text:list-item>
                          <text:p text:style-name="P202">外力與內力。</text:p>
                          <text:list>
                            <text:list-item>
                              <text:p text:style-name="P204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204">作用力與反作用力。</text:p>
                          <text:list>
                            <text:list-item>
                              <text:p text:style-name="P204">被前方的個體 往下拉。</text:p>
                              <text:list>
                                <text:list-item>
                                  <text:p text:style-name="P204">假定，後方的個體 有被固定。</text:p>
                                </text:list-item>
                                <text:list-item>
                                  <text:p text:style-name="P204">假定，前方的個體 沒有被固定。</text:p>
                                </text:list-item>
                                <text:list-item>
                                  <text:p text:style-name="P204">往上拉的力 &gt; 往下拉的力。</text:p>
                                  <text:list>
                                    <text:list-item>
                                      <text:p text:style-name="P204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2">形成 向上運動的 現象。</text:p>
                        </text:list-item>
                      </text:list>
                    </text:list-item>
                    <text:list-item>
                      <text:p text:style-name="P203">假定，被後方的個體 往上拉、往下拉。</text:p>
                      <text:list>
                        <text:list-item>
                          <text:p text:style-name="P202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5">縱波 <text:span text:style-name="T150">↔</text:span><text:span text:style-name="T177"> 前後震動、（理想的）彈簧波</text:span>。</text:p>
                  <text:list>
                    <text:list-item>
                      <text:p text:style-name="P202">前後震動 是 水平於 前進方向的 <text:span text:style-name="T177">震動、震盪</text:span>。</text:p>
                    </text:list-item>
                    <text:list-item>
                      <text:p text:style-name="P203">假定，被後方的個體 往前推。</text:p>
                      <text:list>
                        <text:list-item>
                          <text:p text:style-name="P206">外力與內力。</text:p>
                          <text:list>
                            <text:list-item>
                              <text:p text:style-name="P207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207">作用力與反作用力。</text:p>
                          <text:list>
                            <text:list-item>
                              <text:p text:style-name="P202">被前方的個體 往後推。</text:p>
                            </text:list-item>
                          </text:list>
                        </text:list-item>
                        <text:list-item>
                          <text:p text:style-name="P202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8">總波 <text:span text:style-name="T150">↔</text:span><text:span text:style-name="T177">（實際的）繩波、（實際的）彈簧波</text:span>。</text:p>
                  <text:list>
                    <text:list-item>
                      <text:p text:style-name="P201">總波 是 所有力 合在一起 形成的 波。</text:p>
                    </text:list-item>
                    <text:list-item>
                      <text:p text:style-name="P201">總波 是 橫波、縱波 的 複合型波。</text:p>
                    </text:list-item>
                    <text:list-item>
                      <text:p text:style-name="P209">明顯例子，假定，某一特定個體（裡面）的 某一特定點 只在 某一特定範圍 運動。</text:p>
                      <text:list>
                        <text:list-item>
                          <text:p text:style-name="P209">該點的 上下運動越大、前後運動越小，該點 傳遞 能量的方式 越像 橫波。</text:p>
                          <text:list>
                            <text:list-item>
                              <text:p text:style-name="P209">所有點的 平均 上下運動越大、前後運動越小，該個體傳遞能量的方式越像 橫波。</text:p>
                              <text:list>
                                <text:list-item>
                                  <text:p text:style-name="P209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9">該點的 上下運動越小、前後運動越大，該點 傳遞 能量的方式 越像 縱波。</text:p>
                          <text:list>
                            <text:list-item>
                              <text:p text:style-name="P209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9"><text:bookmark-start text:name="相對論"/>相對論<text:bookmark-end text:name="相對論"/></text:p>
          <text:list>
            <text:list-item>
              <text:p text:style-name="P209">電梯實驗。</text:p>
              <text:list>
                <text:list-item>
                  <text:p text:style-name="P209">愛因斯坦 認定，電梯裡面的 人 無法分辨 電梯向上產生的力、重力產生的力。</text:p>
                </text:list-item>
                <text:list-item>
                  <text:p text:style-name="P210">電梯裡面的 人 有機率能夠 分辨 電梯向上產生的力、重力產生的力。</text:p>
                  <text:list>
                    <text:list-item>
                      <text:p text:style-name="P210">假定，電梯 裡面 沒有空氣。<text:span text:style-name="T186">{、（除了 該人 以外，）&lt;?</text:span><text:span text:style-name="T187">2&gt;型真空}</text:span></text:p>
                    </text:list-item>
                    <text:list-item>
                      <text:p text:style-name="P210">假定，人 戴著 氧氣面罩。</text:p>
                    </text:list-item>
                    <text:list-item>
                      <text:p text:style-name="P211">明顯例子，人 放開 球，球 在 空中。</text:p>
                      <text:list>
                        <text:list-item>
                          <text:p text:style-name="P210">電梯 移動，球 不會（因為 電梯 移動）形變。</text:p>
                          <text:list>
                            <text:list-item>
                              <text:p text:style-name="P212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3">重力 存在，球 會（因為 重力 存在）形變。</text:p>
                          <text:list>
                            <text:list-item>
                              <text:p text:style-name="P214">球 在碰到 電梯 之前，球 是 加速度運動。</text:p>
                            </text:list-item>
                            <text:list-item>
                              <text:p text:style-name="P215">球 會（逐漸）變成 水滴形的 球。<text:span text:style-name="T186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1">明顯例子，人 放開 水，水 在 空中。</text:p>
                      <text:list>
                        <text:list-item>
                          <text:p text:style-name="P215">電梯 移動，水 不會（因為 電梯 移動）形變。</text:p>
                          <text:list>
                            <text:list-item>
                              <text:p text:style-name="P216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5">重力 存在，水 會（因為 重力 存在）形變。</text:p>
                          <text:list>
                            <text:list-item>
                              <text:p text:style-name="P214">水 在碰到 電梯 之前，水 是 加速度運動。</text:p>
                            </text:list-item>
                            <text:list-item>
                              <text:p text:style-name="P215">水 會（逐漸）變成 水滴形的 水。<text:span text:style-name="T186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7">明顯例子，人 放開 水，水 在 空中。</text:p>
                      <text:list>
                        <text:list-item>
                          <text:p text:style-name="P218">電梯 移動，水的 密度 均勻。</text:p>
                        </text:list-item>
                        <text:list-item>
                          <text:p text:style-name="P218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19">明顯例子，觀測 空間的 變化。</text:p>
                      <text:list>
                        <text:list-item>
                          <text:p text:style-name="P219">電梯 移動，人 會經過 不同的 空間，人 有機率使用 工具 看到 不同的 空間紋路。</text:p>
                        </text:list-item>
                        <text:list-item>
                          <text:p text:style-name="P220">重力 存在，人 會經過 相同的 空間，人 有機率使用 工具 看到 相同的 空間紋路。</text:p>
                          <text:list>
                            <text:list-item>
                              <text:p text:style-name="P220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明顯例子，觀測 空間的 形變。</text:p>
                      <text:list>
                        <text:list-item>
                          <text:p text:style-name="P210">電梯 移動，距離 電梯的地板和天花板 越近，空間節點密度 越高。</text:p>
                        </text:list-item>
                        <text:list-item>
                          <text:p text:style-name="P210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210">明顯例子，力 不同。</text:p>
                      <text:list>
                        <text:list-item>
                          <text:p text:style-name="P210">電梯 移動，假想重力場 是筆直型、是均勻分布、重心在無限遠。</text:p>
                          <text:list>
                            <text:list-item>
                              <text:p text:style-name="P221">（距離 電梯地面）相同的 高度，電梯中央、電梯角落 的 力、加速度 相同。</text:p>
                            </text:list-item>
                            <text:list-item>
                              <text:p text:style-name="P221">不同的 力 之間，互相水平。</text:p>
                            </text:list-item>
                          </text:list>
                        </text:list-item>
                        <text:list-item>
                          <text:p text:style-name="P210">重力 存在，真實重力場 是彎曲型、是不均勻分佈、重心在某一特定距離。</text:p>
                          <text:list>
                            <text:list-item>
                              <text:p text:style-name="P221">（距離 電梯地面）相同的 高度，電梯中央、電梯角落 的 力、加速度 不同。</text:p>
                            </text:list-item>
                            <text:list-item>
                              <text:p text:style-name="P222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明顯例子。</text:p>
                      <text:list>
                        <text:list-item>
                          <text:p text:style-name="P224">電梯 移動，不會直接影響 在 真空中 懸空的 個體。</text:p>
                          <text:list>
                            <text:list-item>
                              <text:p text:style-name="P225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26">重力 存在，會直接影響 在 真空中 懸空的 個體。</text:p>
                          <text:list>
                            <text:list-item>
                              <text:p text:style-name="P227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8">假想重力場 不等於 真實重力場。</text:p>
                      <text:list>
                        <text:list-item>
                          <text:p text:style-name="P229">電梯向上產生的力 不等於 重力產生的力。</text:p>
                        </text:list-item>
                        <text:list-item>
                          <text:p text:style-name="P230">慣性力 不等於 重力。</text:p>
                        </text:list-item>
                        <text:list-item>
                          <text:p text:style-name="P228">慣性加速度 不等於 重力加速度。</text:p>
                        </text:list-item>
                        <text:list-item>
                          <text:p text:style-name="P228">慣性質量 不等於 重力質量。</text:p>
                        </text:list-item>
                        <text:list-item>
                          <text:p text:style-name="P228">真實重力場 越微觀，越有機率 被等效、被忽略不計。</text:p>
                        </text:list-item>
                        <text:list-item>
                          <text:p text:style-name="P231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0"><text:bookmark-start text:name="反個體"/>反<text:span text:style-name="T117">個體</text:span><text:bookmark-end text:name="反個體"/></text:p>
          <text:list>
            <text:list-item>
              <text:p text:style-name="P251"><text:span text:style-name="T190">反個體 是 反</text:span><text:span text:style-name="T82">&lt;?</text:span><text:span text:style-name="T68">a</text:span><text:span text:style-name="T82">&gt;</text:span><text:span text:style-name="T190">個體、</text:span><text:span text:style-name="T52">&lt;?a&gt;鏡射</text:span><text:span text:style-name="T190">個體</text:span>。</text:p>
              <text:list>
                <text:list-item>
                  <text:p text:style-name="P33">（鏡射 的 相關描述在 <text:span text:style-name="T112">數學</text:span> 文件群的 <text:span text:style-name="T112">虛數</text:span>）</text:p>
                </text:list-item>
              </text:list>
            </text:list-item>
            <text:list-item>
              <text:p text:style-name="P252"><text:span text:style-name="T117">明顯例子，反物質</text:span>。</text:p>
              <text:list>
                <text:list-item>
                  <text:p text:style-name="P253"><text:span text:style-name="T117">物質、反物質</text:span>。</text:p>
                  <text:list>
                    <text:list-item>
                      <text:p text:style-name="P253"><text:span text:style-name="T117">物質</text:span> <text:span text:style-name="T147">↔</text:span><text:span text:style-name="T190"> 電子。</text:span></text:p>
                    </text:list-item>
                    <text:list-item>
                      <text:p text:style-name="P253"><text:span text:style-name="T190">反物質</text:span> <text:span text:style-name="T147">↔</text:span><text:span text:style-name="T190"> 正電子</text:span>。</text:p>
                    </text:list-item>
                  </text:list>
                </text:list-item>
                <text:list-item>
                  <text:p text:style-name="P254"><text:span text:style-name="T117">物質、反物質</text:span>。</text:p>
                  <text:list>
                    <text:list-item>
                      <text:p text:style-name="P254"><text:span text:style-name="T117">物質</text:span> <text:span text:style-name="T147">↔</text:span><text:span text:style-name="T190"> </text:span><text:span text:style-name="T82">&lt;?2&gt;</text:span><text:span text:style-name="T190">個體。</text:span></text:p>
                    </text:list-item>
                    <text:list-item>
                      <text:p text:style-name="P254"><text:span text:style-name="T190">反物質</text:span> <text:span text:style-name="T147">↔</text:span><text:span text:style-name="T190"> 反</text:span><text:span text:style-name="T82">&lt;?2&gt;</text:span><text:span text:style-name="T190">個體、</text:span><text:span text:style-name="T82">&lt;?2&gt;</text:span><text:span text:style-name="T190">鏡射個體</text:span>。</text:p>
                    </text:list-item>
                  </text:list>
                </text:list-item>
                <text:list-item>
                  <text:p text:style-name="P254"><text:span text:style-name="T117">物質、反物質</text:span>。</text:p>
                  <text:list>
                    <text:list-item>
                      <text:p text:style-name="P254"><text:span text:style-name="T117">物質</text:span> <text:span text:style-name="T147">↔</text:span>（<text:span text:style-name="T190">半導體 的）電子。</text:span></text:p>
                    </text:list-item>
                    <text:list-item>
                      <text:p text:style-name="P255"><text:span text:style-name="T190">反物質</text:span> <text:span text:style-name="T147">↔</text:span>（<text:span text:style-name="T190">半導體 的）電洞</text:span>。</text:p>
                    </text:list-item>
                    <text:list-item>
                      <text:p text:style-name="P302">明顯例子，（<text:span text:style-name="T98">迪拉克之海 的</text:span>）物質<text:span text:style-name="T207">區 </text:span><text:span text:style-name="T155">↔</text:span><text:span text:style-name="T190">（半導體 的）電子區</text:span>。</text:p>
                      <text:list>
                        <text:list-item>
                          <text:p text:style-name="P303">明顯例子，太陽系 在（<text:span text:style-name="T98">迪拉克之海 的</text:span>）物質<text:span text:style-name="T207">區</text:span>。</text:p>
                        </text:list-item>
                        <text:list-item>
                          <text:p text:style-name="P304">物質區 有機率有 些許的 反物質<text:span text:style-name="T207"> </text:span><text:span text:style-name="T155">↔</text:span><text:span text:style-name="T190">（半導體 的）電子區</text:span> 有機率有 些許的 <text:span text:style-name="T190">電洞</text:span>。</text:p>
                          <text:list>
                            <text:list-item>
                              <text:p text:style-name="P304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5">湮滅。</text:p>
              <text:list>
                <text:list-item>
                  <text:p text:style-name="P306">明顯例子，物質、反物質 相碰、湮滅。</text:p>
                  <text:list>
                    <text:list-item>
                      <text:p text:style-name="P256"><text:span text:style-name="T191">物質、反物質 相碰、湮滅</text:span> <text:span text:style-name="T147">↔</text:span>（<text:span text:style-name="T190">半導體 的）電子、電洞 相碰、互補</text:span>。</text:p>
                    </text:list-item>
                  </text:list>
                </text:list-item>
                <text:list-item>
                  <text:p text:style-name="P38"><text:span text:style-name="T122">（湮滅 的 相關描述在 </text:span><text:span text:style-name="T116">數學</text:span><text:span text:style-name="T122"> 文件群的 </text:span><text:span text:style-name="T116">虛數</text:span><text:span text:style-name="T122">）</text:span></text:p>
                </text:list-item>
                <text:list-item>
                  <text:p text:style-name="P299">明顯例子，假定，<text:span text:style-name="T111">電荷值，</text:span>正電粒子<text:span text:style-name="T105"> = </text:span><text:span text:style-name="T106">(-</text:span>負電粒子<text:span text:style-name="T110">)</text:span>。</text:p>
                  <text:list>
                    <text:list-item>
                      <text:p text:style-name="P300">正電粒子、負電粒子 相碰 <text:span text:style-name="T109">變成 </text:span>能量<text:span text:style-name="T109">、</text:span><text:span text:style-name="T1">小</text:span><text:span text:style-name="T109">中</text:span>電粒子<text:span text:style-name="T109">群</text:span> <text:span text:style-name="T147">↔</text:span> 酸、鹼 相碰 <text:span text:style-name="T109">變成 </text:span>能量<text:span text:style-name="T109">、中性</text:span>。</text:p>
                      <text:list>
                        <text:list-item>
                          <text:p text:style-name="P298"><text:span text:style-name="T1">小</text:span><text:span text:style-name="T109">中</text:span>電粒子<text:span text:style-name="T117"> 是</text:span><text:span text:style-name="T109"> (更微觀的)</text:span><text:span text:style-name="T1">小</text:span><text:span text:style-name="T109">中</text:span>電粒子。</text:p>
                        </text:list-item>
                        <text:list-item>
                          <text:p text:style-name="P301"><text:span text:style-name="T109">中性 </text:span><text:span text:style-name="T117">是</text:span><text:span text:style-name="T109"> </text:span>酸鹼<text:span text:style-name="T109">平衡</text:span>。</text:p>
                        </text:list-item>
                      </text:list>
                    </text:list-item>
                    <text:list-item>
                      <text:p text:style-name="P300"><text:span text:style-name="T191">物質、反物質</text:span> 相碰 <text:span text:style-name="T109">變成 </text:span>能量<text:span text:style-name="T109">、</text:span><text:span text:style-name="T1">小</text:span><text:span text:style-name="T109">中</text:span>電粒子<text:span text:style-name="T109">群</text:span> <text:span text:style-name="T147">↔</text:span> 酸、鹼 相碰 <text:span text:style-name="T109">變成 </text:span>能量<text:span text:style-name="T109">、中性</text:span>。</text:p>
                    </text:list-item>
                  </text:list>
                </text:list-item>
                <text:list-item>
                  <text:p text:style-name="P307"><text:span text:style-name="T207">明顯例子</text:span>。</text:p>
                  <text:list>
                    <text:list-item>
                      <text:p text:style-name="P308"><text:span text:style-name="T54">a個</text:span><text:span text:style-name="T4">水、</text:span><text:span text:style-name="T105">(-</text:span><text:span text:style-name="T54">a</text:span><text:span text:style-name="T55">)</text:span><text:span text:style-name="T54">個</text:span><text:span text:style-name="T4">水</text:span><text:span text:style-name="T53"> </text:span><text:span text:style-name="T191">相碰 湮滅</text:span>。</text:p>
                    </text:list-item>
                    <text:list-item>
                      <text:p text:style-name="P308"><text:span text:style-name="T54">a個</text:span><text:span text:style-name="T4">水</text:span><text:span text:style-name="T53">、</text:span><text:span text:style-name="T54">a個鏡射</text:span><text:span text:style-name="T4">水</text:span><text:span text:style-name="T53"> </text:span><text:span text:style-name="T191">相碰 湮滅</text:span>。</text:p>
                      <text:list>
                        <text:list-item>
                          <text:p text:style-name="P308"><text:span text:style-name="T191">湮滅 </text:span><text:span text:style-name="T159">↔</text:span><text:span text:style-name="T56"> </text:span><text:span text:style-name="T4">湧現、相變、狀態轉移</text:span>。</text:p>
                        </text:list-item>
                        <text:list-item>
                          <text:p text:style-name="P37">（鏡射 的 相關描述在 <text:span text:style-name="T112">數學</text:span> 文件群的 <text:span text:style-name="T112">虛數</text:span>）</text:p>
                        </text:list-item>
                        <text:list-item>
                          <text:p text:style-name="P37">（<text:span text:style-name="T108">0</text:span> 的 相關描述在 <text:span text:style-name="T112">世界學</text:span> 文件群的 <text:span text:style-name="T112">無窮大、無窮小</text:span>）</text:p>
                        </text:list-item>
                      </text:list>
                    </text:list-item>
                    <text:list-item>
                      <text:p text:style-name="P309"><text:span text:style-name="T54">a個</text:span><text:span text:style-name="T4">水、</text:span><text:span text:style-name="T106">b</text:span><text:span text:style-name="T54">個鏡射</text:span><text:span text:style-name="T4">水</text:span><text:span text:style-name="T53"> = </text:span><text:span text:style-name="T106">(</text:span><text:span text:style-name="T107">a</text:span><text:span text:style-name="T106">-</text:span><text:span text:style-name="T107">b</text:span><text:span text:style-name="T106">)</text:span><text:span text:style-name="T54">個</text:span><text:span text:style-name="T4">水、</text:span><text:span text:style-name="T58">b</text:span><text:span text:style-name="T54">個</text:span><text:span text:style-name="T57">(</text:span><text:span text:style-name="T4">水、</text:span><text:span text:style-name="T54">鏡射</text:span><text:span text:style-name="T4">水</text:span><text:span text:style-name="T57">)</text:span>。</text:p>
                      <text:list>
                        <text:list-item>
                          <text:p text:style-name="P307">假定，<text:span text:style-name="T107">a </text:span><text:span text:style-name="T185">≥</text:span><text:span text:style-name="T107"> b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6"><text:bookmark-start text:name="量子"/>量子<text:bookmark-end text:name="量子"/></text:p>
          <text:list>
            <text:list-item>
              <text:p text:style-name="P34">（相關描述在 <text:span text:style-name="T112">新生之書</text:span>的 <text:span text:style-name="T112">能量、儲量</text:span> 文件群的 <text:span text:style-name="T112">量子</text:span>）</text:p>
            </text:list-item>
            <text:list-item>
              <text:p text:style-name="P257">量子 是 粒子。</text:p>
            </text:list-item>
            <text:list-item>
              <text:p text:style-name="P257">明顯例子，電子。</text:p>
              <text:list>
                <text:list-item>
                  <text:p text:style-name="P258">（<text:span text:style-name="T198">微觀尺度的</text:span>）電子 <text:span text:style-name="T147">↔</text:span>（<text:span text:style-name="T198">古典尺度的</text:span>）<text:span text:style-name="T190">馬達、汽車、風力發電機、無線電報機</text:span>。<text:span text:style-name="T186">{、</text:span><text:span text:style-name="T188">人類</text:span><text:span text:style-name="T186">}</text:span></text:p>
                  <text:list>
                    <text:list-item>
                      <text:p text:style-name="P259">電子 吸收 光 <text:span text:style-name="T147">↔</text:span><text:span text:style-name="T190"> 馬達 充 電</text:span>。</text:p>
                      <text:list>
                        <text:list-item>
                          <text:p text:style-name="P260">（光能 →<text:span text:style-name="T194"> </text:span>動能）<text:span text:style-name="T147">↔</text:span>（<text:span text:style-name="T190">電能</text:span> →<text:span text:style-name="T194"> 機械能</text:span>）。</text:p>
                        </text:list-item>
                      </text:list>
                    </text:list-item>
                    <text:list-item>
                      <text:p text:style-name="P259">電子 使用 光 <text:span text:style-name="T147">↔</text:span><text:span text:style-name="T190"> 馬達 耗 電</text:span>。</text:p>
                      <text:list>
                        <text:list-item>
                          <text:p text:style-name="P260">電子（的 內在物質、內部機制）使用 光 <text:span text:style-name="T147">↔</text:span><text:span text:style-name="T190"> 馬達（的 線圈電路、轉動機制）耗 電</text:span>。</text:p>
                        </text:list-item>
                      </text:list>
                    </text:list-item>
                    <text:list-item>
                      <text:p text:style-name="P259">電子 發射 光 <text:span text:style-name="T147">↔</text:span><text:span text:style-name="T190"> 馬達 發 電</text:span>。</text:p>
                      <text:list>
                        <text:list-item>
                          <text:p text:style-name="P261">（動能 →<text:span text:style-name="T194"> 光</text:span>能）<text:span text:style-name="T147">↔</text:span>（<text:span text:style-name="T194">機械能</text:span> →<text:span text:style-name="T194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62">（<text:span text:style-name="T198">微觀尺度的</text:span>）電子 <text:span text:style-name="T147">↔</text:span>（<text:span text:style-name="T198">古典尺度的</text:span>）<text:span text:style-name="T196">麵包工坊、汽車流水線</text:span>。</text:p>
                  <text:list>
                    <text:list-item>
                      <text:p text:style-name="P263">電子 吸收 光 <text:span text:style-name="T147">↔</text:span><text:span text:style-name="T190"> 麵包工坊 </text:span>輸入、接收 <text:span text:style-name="T190">麵粉</text:span>。</text:p>
                    </text:list-item>
                    <text:list-item>
                      <text:p text:style-name="P263">電子 使用 光 <text:span text:style-name="T147">↔</text:span><text:span text:style-name="T190"> 麵包工坊 處理、揉製、烘烤 麵粉、麵團、麵包</text:span>。</text:p>
                    </text:list-item>
                    <text:list-item>
                      <text:p text:style-name="P263">電子 發射 光 <text:span text:style-name="T147">↔</text:span><text:span text:style-name="T190"> 麵包工坊 輸出、物流 麵包</text:span>。</text:p>
                    </text:list-item>
                  </text:list>
                </text:list-item>
                <text:list-item>
                  <text:p text:style-name="P264">電子運動。</text:p>
                  <text:list>
                    <text:list-item>
                      <text:p text:style-name="P264">電子 會受到 光痕 影響。</text:p>
                      <text:list>
                        <text:list-item>
                          <text:p text:style-name="P35">（光痕 的 相關描述在 <text:span text:style-name="T112">新生之書</text:span>的 <text:span text:style-name="T112">能量、儲量</text:span> 文件群的 <text:span text:style-name="T112">光痕</text:span>）</text:p>
                        </text:list-item>
                      </text:list>
                    </text:list-item>
                    <text:list-item>
                      <text:p text:style-name="P264">假定，電子附近 有（<text:span text:style-name="T1">N-</text:span><text:span text:style-name="T86">1</text:span><text:span text:style-name="T199">）個粒子。</text:span></text:p>
                    </text:list-item>
                    <text:list-item>
                      <text:p text:style-name="P263">電子的 運動、電子運動 是（受到 光痕 影響的）<text:span text:style-name="T1">N體</text:span>運動。</text:p>
                    </text:list-item>
                  </text:list>
                </text:list-item>
                <text:list-item>
                  <text:p text:style-name="P265">電子 <text:span text:style-name="T147">↔</text:span><text:span text:style-name="T190"> 擁有</text:span>生命的 個體。</text:p>
                  <text:list>
                    <text:list-item>
                      <text:p text:style-name="P266">明顯例子，噬菌體 <text:span text:style-name="T147">↔</text:span><text:span text:style-name="T190"> 擁有</text:span>生命的 個體。</text:p>
                    </text:list-item>
                    <text:list-item>
                      <text:p text:style-name="P266">明顯例子，電子 分佈在 電子能階軌道。</text:p>
                      <text:list>
                        <text:list-item>
                          <text:p text:style-name="P267">電子 吸收，質子 發射的 <text:span text:style-name="T1">(更微觀尺度的)小帶正電粒子</text:span>。</text:p>
                        </text:list-item>
                        <text:list-item>
                          <text:p text:style-name="P268">電子 發射 <text:span text:style-name="T1">(更微觀尺度的)小帶負電粒子</text:span>。</text:p>
                        </text:list-item>
                        <text:list-item>
                          <text:p text:style-name="P269">電子 <text:span text:style-name="T147">↔</text:span><text:span text:style-name="T190"> 獅子</text:span>。</text:p>
                          <text:list>
                            <text:list-item>
                              <text:p text:style-name="P270">電子能階軌道 <text:span text:style-name="T147">↔</text:span><text:span text:style-name="T190"> 獅子的 領地、狩獵範圍</text:span>。</text:p>
                            </text:list-item>
                            <text:list-item>
                              <text:p text:style-name="P271">質子 <text:span text:style-name="T147">↔</text:span><text:span text:style-name="T190"> 樹木</text:span>。</text:p>
                            </text:list-item>
                            <text:list-item>
                              <text:p text:style-name="P272"><text:span text:style-name="T1">(更微觀尺度的)小帶正電粒子</text:span> <text:span text:style-name="T147">↔</text:span><text:span text:style-name="T190"> 氧氣</text:span>。</text:p>
                            </text:list-item>
                            <text:list-item>
                              <text:p text:style-name="P273"><text:span text:style-name="T1">(更微觀尺度的)小帶負電粒子</text:span> <text:span text:style-name="T147">↔</text:span><text:span text:style-name="T190"> 二氧化碳</text:span>。</text:p>
                            </text:list-item>
                            <text:list-item>
                              <text:p text:style-name="P274">電子 分佈在 電子能階軌道 <text:span text:style-name="T147">↔</text:span><text:span text:style-name="T190"> 獅子群 共生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5">量子自旋 <text:span text:style-name="T147">↔</text:span><text:span text:style-name="T197"> 電路、馬達、系統 發電</text:span>。</text:p>
              <text:list>
                <text:list-item>
                  <text:p text:style-name="P276">量子 <text:span text:style-name="T85">整數</text:span>自旋的 現象 <text:span text:style-name="T147">↔</text:span><text:span text:style-name="T197"> 直流電、交流電 電路、馬達、系統 發電的、運轉的 現象</text:span>。</text:p>
                </text:list-item>
                <text:list-item>
                  <text:p text:style-name="P277">量子 <text:span text:style-name="T85">1/2</text:span>自旋的 現象 <text:span text:style-name="T147">↔</text:span><text:span text:style-name="T197"> 交流電電路、交流電馬達、交流電系統 發電的、運轉的 現象</text:span>。</text:p>
                  <text:list>
                    <text:list-item>
                      <text:p text:style-name="P277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78">明顯例子，<text:span text:style-name="T127">太陽 生產 </text:span>光。</text:p>
            </text:list-item>
            <text:list-item>
              <text:p text:style-name="P279">量子的 運動。</text:p>
              <text:list>
                <text:list-item>
                  <text:p text:style-name="P280">假定，（當下的）量子的 運動，以（當下的）量子 為 座標系、座標系零點。</text:p>
                  <text:list>
                    <text:list-item>
                      <text:p text:style-name="P280">明顯例子，第一人稱遊戲。</text:p>
                      <text:list>
                        <text:list-item>
                          <text:p text:style-name="P280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79">假定，量子的 前進速度 <text:span text:style-name="T202">=</text:span><text:span text:style-name="T4"> 0</text:span>。</text:p>
                  <text:list>
                    <text:list-item>
                      <text:p text:style-name="P279">量子的 運動 是 <text:span text:style-name="T87">0</text:span><text:span text:style-name="T200">維</text:span>運動、靜止運動、自轉運動。</text:p>
                    </text:list-item>
                  </text:list>
                </text:list-item>
                <text:list-item>
                  <text:p text:style-name="P279">假定，量子的 前進速度 不等於<text:span text:style-name="T4"> 0</text:span>。</text:p>
                  <text:list>
                    <text:list-item>
                      <text:p text:style-name="P279">量子的 運動 是 <text:span text:style-name="T87">1</text:span><text:span text:style-name="T200">維運動、切線運動</text:span>。</text:p>
                      <text:list>
                        <text:list-item>
                          <text:p text:style-name="P281">假定，該座標系 使用 極座標系，表示、顯示 該運動。</text:p>
                          <text:list>
                            <text:list-item>
                              <text:p text:style-name="P281"><text:span text:style-name="T195">θ</text:span><text:span text:style-name="T4">是 單位時間的 自轉角度</text:span>。</text:p>
                            </text:list-item>
                            <text:list-item>
                              <text:p text:style-name="P281"><text:span text:style-name="T88">r </text:span><text:span text:style-name="T201">是 單位時間的 前進距離</text:span>。</text:p>
                              <text:list>
                                <text:list-item>
                                  <text:p text:style-name="P281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81">該運動 在 該座標系，是 一條直線。</text:p>
                              <text:list>
                                <text:list-item>
                                  <text:p text:style-name="P281">該運動 同時 自轉、前進。</text:p>
                                </text:list-item>
                                <text:list-item>
                                  <text:p text:style-name="P281">明顯例子，第一人稱遊戲。</text:p>
                                  <text:list>
                                    <text:list-item>
                                      <text:p text:style-name="P282">使用 齊性轉換矩陣，計算 自轉速度、前進速度 對 座標位置的 影響。</text:p>
                                    </text:list-item>
                                    <text:list-item>
                                      <text:p text:style-name="P282">一次更新 座標位置。</text:p>
                                    </text:list-item>
                                    <text:list-item>
                                      <text:p text:style-name="P282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3">量子 <text:span text:style-name="T147">↔</text:span><text:span text:style-name="T197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3">量測 量子。</text:p>
              <text:list>
                <text:list-item>
                  <text:p text:style-name="P284">明顯例子，假定，<text:span text:style-name="T4">&lt;?</text:span><text:span text:style-name="T45">a&gt;個體 蘊含 </text:span><text:span text:style-name="T4">&lt;?</text:span><text:span text:style-name="T45">b&gt;個體</text:span>。</text:p>
                  <text:list>
                    <text:list-item>
                      <text:p text:style-name="P285">量測<text:span text:style-name="T4"> &lt;?</text:span><text:span text:style-name="T45">a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85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86">明顯例子，假定，<text:span text:style-name="T4">&lt;?</text:span><text:span text:style-name="T45">a&gt;個體 蘊含 </text:span><text:span text:style-name="T4">&lt;?</text:span><text:span text:style-name="T45">b&gt;個體、&lt;?</text:span><text:span text:style-name="T46">c&gt;個體</text:span>。</text:p>
                  <text:list>
                    <text:list-item>
                      <text:p text:style-name="P287">假定，<text:span text:style-name="T4">&lt;?</text:span><text:span text:style-name="T45">b&gt;個體 發射 &lt;?</text:span><text:span text:style-name="T46">c&gt;個體</text:span><text:span text:style-name="T45">。</text:span></text:p>
                    </text:list-item>
                    <text:list-item>
                      <text:p text:style-name="P288">量測<text:span text:style-name="T4"> &lt;?</text:span><text:span text:style-name="T46">c</text:span><text:span text:style-name="T45">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89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89">重力<text:span text:style-name="T4">的 存在 是 </text:span>重力<text:span text:style-name="T4">。</text:span></text:p>
                        </text:list-item>
                        <text:list-item>
                          <text:p text:style-name="P289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89">接觸式量測 有機率，讓 微觀尺度的 個體 湧現出、做出 古典尺度的 行為。</text:p>
                  <text:list>
                    <text:list-item>
                      <text:p text:style-name="P290">接觸式量測 的 明顯例子，發射 第一個量子 接觸 第二個量子，量測 第二個量子。</text:p>
                    </text:list-item>
                    <text:list-item>
                      <text:p text:style-name="P36">（湧現 的 相關描述在 <text:span text:style-name="T112">世界學</text:span> 文件群的 <text:span text:style-name="T115">宏觀世界、古典世界、微觀世界</text:span>）</text:p>
                    </text:list-item>
                    <text:list-item>
                      <text:p text:style-name="P291">明顯例子，細胞 有機率，讓 碳 湧現出、做出（類似、近似、等於）生命的 行為。</text:p>
                      <text:list>
                        <text:list-item>
                          <text:p text:style-name="P292">行為 <text:span text:style-name="T147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2">二次輻射。</text:p>
              <text:list>
                <text:list-item>
                  <text:p text:style-name="P292">明顯例子，康普頓實驗。</text:p>
                </text:list-item>
                <text:list-item>
                  <text:p text:style-name="P293">二次輻射 的 明顯例子，光 照射 電子。</text:p>
                  <text:list>
                    <text:list-item>
                      <text:p text:style-name="P294">電子 有機率 運動。</text:p>
                      <text:list>
                        <text:list-item>
                          <text:p text:style-name="P294">電子 有機率脫離 <text:span text:style-name="T104">電子能階軌道</text:span>。</text:p>
                        </text:list-item>
                      </text:list>
                    </text:list-item>
                    <text:list-item>
                      <text:p text:style-name="P293">光的 頻率 改變。</text:p>
                    </text:list-item>
                    <text:list-item>
                      <text:p text:style-name="P295">光 照射 電子 <text:span text:style-name="T158">↔</text:span><text:span text:style-name="T213"> 麵粉、電、汽油 物流到 麵包工坊、行動餐車</text:span>。</text:p>
                      <text:list>
                        <text:list-item>
                          <text:p text:style-name="P296">電子 有機率 運動 <text:span text:style-name="T158">↔</text:span><text:span text:style-name="T213"> </text:span><text:span text:style-name="T51">(擁有 更多 電、汽油 的)</text:span><text:span text:style-name="T213">麵包工坊、行動餐車 有機率 移動</text:span>。</text:p>
                        </text:list-item>
                        <text:list-item>
                          <text:p text:style-name="P297">光的 頻率 改變 <text:span text:style-name="T158">↔</text:span><text:span text:style-name="T213"> 麵粉 變成 麵包 物流出去、外送員送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95">（<text:span text:style-name="T198">微觀尺度的</text:span>）電子 <text:span text:style-name="T147">↔</text:span>（<text:span text:style-name="T198">古典尺度的</text:span>）<text:span text:style-name="T196">麵包工坊、汽車流水線</text:span>。</text:p>
                  <text:list>
                    <text:list-item>
                      <text:p text:style-name="P295">電子 吸收 光 <text:span text:style-name="T147">↔</text:span><text:span text:style-name="T190"> 麵包工坊 </text:span>輸入、接收 <text:span text:style-name="T190">麵粉</text:span>。</text:p>
                    </text:list-item>
                    <text:list-item>
                      <text:p text:style-name="P295">電子 使用 光 <text:span text:style-name="T147">↔</text:span><text:span text:style-name="T190"> 麵包工坊 處理、揉製、烘烤 麵粉、麵團、麵包</text:span>。</text:p>
                    </text:list-item>
                    <text:list-item>
                      <text:p text:style-name="P295">電子 發射 光 <text:span text:style-name="T147">↔</text:span><text:span text:style-name="T190"> 麵包工坊 輸出、物流 麵包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20T16:50:10.809000000</dc:date>
    <meta:editing-duration>P21DT14H38M57S</meta:editing-duration>
    <meta:editing-cycles>17200</meta:editing-cycles>
    <meta:document-statistic meta:table-count="0" meta:image-count="0" meta:object-count="0" meta:page-count="1" meta:paragraph-count="602" meta:word-count="11587" meta:character-count="14421" meta:non-whitespace-character-count="12705"/>
  </office:meta>
</office:document-meta>
</file>